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2000037E0000271000002710A1A80A8B.svm"/>
  <manifest:file-entry manifest:media-type="" manifest:full-path="Pictures/"/>
  <manifest:file-entry manifest:media-type="text/xml" manifest:full-path="content.xml"/>
  <manifest:file-entry manifest:media-type="text/xml" manifest:full-path="Basic/Standard/Function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oso" svg:font-family="Arioso" style:font-adornments="Norm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1.191cm"/>
    </style:style>
    <style:style style:name="co13" style:family="table-column">
      <style:table-column-properties fo:break-before="auto" style:column-width="2.272cm"/>
    </style:style>
    <style:style style:name="co14" style:family="table-column">
      <style:table-column-properties fo:break-before="auto" style:column-width="4.6cm"/>
    </style:style>
    <style:style style:name="co15" style:family="table-column">
      <style:table-column-properties fo:break-before="auto" style:column-width="3.604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046cm"/>
    </style:style>
    <style:style style:name="co19" style:family="table-column">
      <style:table-column-properties fo:break-before="auto" style:column-width="4.574cm"/>
    </style:style>
    <style:style style:name="co20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2.189cm"/>
    </style:style>
    <style:style style:name="co22" style:family="table-column">
      <style:table-column-properties fo:break-before="auto" style:column-width="3.881cm"/>
    </style:style>
    <style:style style:name="co23" style:family="table-column">
      <style:table-column-properties fo:break-before="auto" style:column-width="4.934cm"/>
    </style:style>
    <style:style style:name="co24" style:family="table-column">
      <style:table-column-properties fo:break-before="auto" style:column-width="2.161cm"/>
    </style:style>
    <style:style style:name="co25" style:family="table-column">
      <style:table-column-properties fo:break-before="auto" style:column-width="3.436cm"/>
    </style:style>
    <style:style style:name="co26" style:family="table-column">
      <style:table-column-properties fo:break-before="auto" style:column-width="4.657cm"/>
    </style:style>
    <style:style style:name="co27" style:family="table-column">
      <style:table-column-properties fo:break-before="auto" style:column-width="2.716cm"/>
    </style:style>
    <style:style style:name="co28" style:family="table-column">
      <style:table-column-properties fo:break-before="auto" style:column-width="3.713cm"/>
    </style:style>
    <style:style style:name="co29" style:family="table-column">
      <style:table-column-properties fo:break-before="auto" style:column-width="4.129cm"/>
    </style:style>
    <style:style style:name="co30" style:family="table-column">
      <style:table-column-properties fo:break-before="auto" style:column-width="3cm"/>
    </style:style>
    <style:style style:name="co31" style:family="table-column">
      <style:table-column-properties fo:break-before="auto" style:column-width="2.466cm"/>
    </style:style>
    <style:style style:name="co32" style:family="table-column">
      <style:table-column-properties fo:break-before="auto" style:column-width="3.216cm"/>
    </style:style>
    <style:style style:name="co33" style:family="table-column">
      <style:table-column-properties fo:break-before="auto" style:column-width="4.463cm"/>
    </style:style>
    <style:style style:name="co34" style:family="table-column">
      <style:table-column-properties fo:break-before="auto" style:column-width="3.187cm"/>
    </style:style>
    <style:style style:name="co35" style:family="table-column">
      <style:table-column-properties fo:break-before="auto" style:column-width="4.628cm"/>
    </style:style>
    <style:style style:name="co36" style:family="table-column">
      <style:table-column-properties fo:break-before="auto" style:column-width="2.355cm"/>
    </style:style>
    <style:style style:name="co37" style:family="table-column">
      <style:table-column-properties fo:break-before="auto" style:column-width="4.851cm"/>
    </style:style>
    <style:style style:name="co38" style:family="table-column">
      <style:table-column-properties fo:break-before="auto" style:column-width="2.439cm"/>
    </style:style>
    <style:style style:name="co39" style:family="table-column">
      <style:table-column-properties fo:break-before="auto" style:column-width="3.325cm"/>
    </style:style>
    <style:style style:name="co40" style:family="table-column">
      <style:table-column-properties fo:break-before="auto" style:column-width="4.74cm"/>
    </style:style>
    <style:style style:name="co41" style:family="table-column">
      <style:table-column-properties fo:break-before="auto" style:column-width="2.74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08cm" fo:break-before="auto" style:use-optimal-row-height="false"/>
    </style:style>
    <style:style style:name="ro6" style:family="table-row">
      <style:table-row-properties style:row-height="1.5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921cm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fo:border-bottom="none" fo:border-left="0.088cm solid #c0c0c0" fo:border-right="none" fo:border-top="0.088cm solid #c0c0c0"/>
    </style:style>
    <style:style style:name="ce2" style:family="table-cell" style:parent-style-name="Default" style:data-style-name="N0">
      <style:table-cell-properties fo:border-bottom="none" fo:border-left="0.088cm solid #c0c0c0" fo:border-right="none" fo:border-top="none"/>
    </style:style>
    <style:style style:name="ce3" style:family="table-cell" style:parent-style-name="Default">
      <style:table-cell-properties fo:border-bottom="none" fo:border-left="0.088cm solid #c0c0c0" fo:border-right="none" fo:border-top="none"/>
    </style:style>
    <style:style style:name="ce4" style:family="table-cell" style:parent-style-name="Default" style:data-style-name="N0">
      <style:table-cell-properties fo:border-bottom="0.088cm solid #c0c0c0" fo:border-left="0.088cm solid #c0c0c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88cm solid #c0c0c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bottom="0.088cm solid #c0c0c0" fo:border-left="none" fo:border-right="none" fo:border-top="none"/>
    </style:style>
    <style:style style:name="ce8" style:family="table-cell" style:parent-style-name="Input_20_in_20_Dollars_20_and_20_Cents" style:data-style-name="N5023"/>
    <style:style style:name="ce9" style:family="table-cell" style:parent-style-name="Default" style:data-style-name="N0">
      <style:table-cell-properties fo:border-bottom="none" fo:border-left="none" fo:border-right="0.088cm solid #c0c0c0" fo:border-top="0.088cm solid #c0c0c0"/>
    </style:style>
    <style:style style:name="ce10" style:family="table-cell" style:parent-style-name="Default" style:data-style-name="N0">
      <style:table-cell-properties fo:border-bottom="none" fo:border-left="none" fo:border-right="0.088cm solid #c0c0c0" fo:border-top="none"/>
    </style:style>
    <style:style style:name="ce11" style:family="table-cell" style:parent-style-name="Default" style:data-style-name="N0">
      <style:table-cell-properties fo:border-bottom="0.088cm solid #c0c0c0" fo:border-left="none" fo:border-right="0.088cm solid #c0c0c0" fo:border-top="none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.049cm" fo:padding-top="0.035cm" style:rotation-angle="12" style:rotation-align="none" style:vertical-align="bottom"/>
      <style:paragraph-properties fo:text-align="start" fo:margin-left="1.411cm"/>
      <style:text-properties style:text-outline="true" style:font-name="Arioso" fo:font-size="26pt"/>
    </style:style>
    <style:style style:name="ce13" style:family="table-cell" style:parent-style-name="Default" style:data-style-name="N0">
      <style:table-cell-properties style:text-align-source="fix" style:repeat-content="false" style:rotation-angle="0" style:rotation-align="bottom" style:vertical-align="top"/>
      <style:paragraph-properties fo:text-align="center"/>
      <style:text-properties style:text-outline="false" style:font-name="Arioso" fo:font-size="14pt" fo:font-weight="bold"/>
    </style:style>
    <style:style style:name="ce14" style:family="table-cell" style:parent-style-name="Result" style:data-style-name="N5110"/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style:mirror="non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P3" style:family="paragraph">
      <style:paragraph-properties fo:text-align="center"/>
    </style:style>
    <style:style style:name="T1" style:family="text">
      <style:text-properties style:text-position="33% 100%" fo:font-size="8pt"/>
    </style:style>
    <style:style style:name="T2" style:family="text">
      <style:text-properties fo:font-style="italic"/>
    </style:style>
  </office:automatic-styles>
  <office:body>
    <office:spreadsheet>
      <table:table table:name="Overview" table:style-name="ta1" table:protected="true" table:print-ranges="Overview.C3:Overview.Z20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rintOverview" form:control-implementation="ooo:com.sun.star.form.component.CommandButton" form:id="control1" form:label="Print Overview" office:target-frame="" xlink:href="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  <office:event-listeners>
                <script:event-listener script:language="ooo:StarBasic" script:event-name="form:performaction" script:macro-name="Standard.Functions.PrintOverview"/>
              </office:event-listeners>
            </form:button>
          </form:form>
        </office:forms>
        <table:shapes>
          <draw:control draw:z-index="0" draw:text-style-name="P1" svg:width="5cm" svg:height="0.69cm" svg:x="1cm" svg:y="0.302cm" draw:control="control1"/>
        </table:shapes>
        <table:table-column table:style-name="co1" table:number-columns-repeated="2" table:default-cell-style-name="Background"/>
        <table:table-header-columns>
          <table:table-column table:style-name="co1" table:default-cell-style-name="Background"/>
          <table:table-column table:style-name="co2" table:default-cell-style-name="Background"/>
          <table:table-column table:style-name="co3" table:default-cell-style-name="Background"/>
          <table:table-column table:style-name="co4" table:number-columns-repeated="2" table:default-cell-style-name="Background"/>
        </table:table-header-columns>
        <table:table-column table:style-name="co5" table:number-columns-repeated="2" table:default-cell-style-name="Background"/>
        <table:table-column table:style-name="co6" table:default-cell-style-name="Background"/>
        <table:table-column table:style-name="co7" table:number-columns-repeated="2" table:default-cell-style-name="Background"/>
        <table:table-column table:style-name="co8" table:default-cell-style-name="Background"/>
        <table:table-column table:style-name="co9" table:default-cell-style-name="Background"/>
        <table:table-column table:style-name="co5" table:number-columns-repeated="7" table:default-cell-style-name="Background"/>
        <table:table-column table:style-name="co9" table:number-columns-repeated="3" table:default-cell-style-name="Background"/>
        <table:table-column table:style-name="co10" table:default-cell-style-name="Background"/>
        <table:table-column table:style-name="co1" table:number-columns-repeated="2" table:default-cell-style-name="Background"/>
        <table:table-column table:style-name="co8" table:number-columns-repeated="227" table:default-cell-style-name="Background"/>
        <table:table-row table:style-name="ro1">
          <table:table-cell table:number-columns-repeated="254"/>
        </table:table-row>
        <table:table-row table:style-name="ro2">
          <table:table-cell/>
          <table:table-cell table:style-name="ce1"/>
          <table:table-cell table:style-name="ce5" table:number-columns-repeated="24"/>
          <table:table-cell table:style-name="ce9"/>
          <table:table-cell table:number-columns-repeated="227"/>
        </table:table-row>
        <table:table-row table:style-name="ro3">
          <table:table-cell/>
          <table:table-cell table:style-name="ce2"/>
          <table:table-cell table:style-name="Heading" office:value-type="string" table:number-columns-spanned="5" table:number-rows-spanned="1">
            <text:p>Office Costs 1999</text:p>
          </table:table-cell>
          <table:covered-table-cell table:number-columns-repeated="4" table:style-name="ce6"/>
          <table:table-cell table:style-name="Heading" table:number-columns-spanned="19" table:number-rows-spanned="1"/>
          <table:covered-table-cell table:number-columns-repeated="18" table:style-name="ce6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e6" table:number-columns-repeated="24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List of Names</text:p>
          </table:table-cell>
          <table:covered-table-cell table:number-columns-repeated="2" table:style-name="ce6"/>
          <table:table-cell table:style-name="ce6" table:number-columns-repeated="21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22"/>
          <table:table-cell table:style-name="Card_20_TR"/>
          <table:table-cell table:style-name="ce10"/>
          <table:table-cell table:number-columns-repeated="227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Pos.</text:p>
          </table:table-cell>
          <table:table-cell table:style-name="Column_20_Header" office:value-type="string">
            <text:p>Name</text:p>
          </table:table-cell>
          <table:table-cell table:style-name="Column_20_Header" office:value-type="string">
            <office:annotation draw:style-name="gr1" draw:text-style-name="P2" svg:width="2.899cm" svg:height="0.991cm" svg:x="9.672cm" svg:y="2.589cm" draw:caption-point-x="-9.672cm" draw:caption-point-y="-2.589cm">
              <dc:creator>TV</dc:creator>
              <dc:date>260-03-15T00:00:00</dc:date>
              <text:p text:style-name="P2">Unit No. + <text:s/>Tenant No.</text:p>
            </office:annotation>
            <text:p>Office #</text:p>
          </table:table-cell>
          <table:table-cell table:style-name="Column_20_Header" office:value-type="string">
            <text:p>Sq.Ft</text:p>
          </table:table-cell>
          <table:table-cell table:style-name="Column_20_Header" office:value-type="string">
            <office:annotation draw:style-name="gr1" draw:text-style-name="P2" svg:width="2.899cm" svg:height="0.991cm" svg:x="13.658cm" svg:y="2.589cm" draw:caption-point-x="-13.658cm" draw:caption-point-y="-2.589cm">
              <dc:creator>TV</dc:creator>
              <dc:date>260-03-15T00:00:00</dc:date>
              <text:p text:style-name="P2">First day of billing period</text:p>
            </office:annotation>
            <text:p>From</text:p>
          </table:table-cell>
          <table:table-cell table:style-name="Column_20_Header" office:value-type="string">
            <office:annotation draw:style-name="gr1" draw:text-style-name="P2" svg:width="2.899cm" svg:height="0.991cm" svg:x="15.9cm" svg:y="2.589cm" draw:caption-point-x="-15.9cm" draw:caption-point-y="-2.589cm">
              <dc:creator>TV</dc:creator>
              <dc:date>260-03-15T00:00:00</dc:date>
              <text:p text:style-name="P2">Last day of billing period</text:p>
            </office:annotation>
            <text:p>To</text:p>
          </table:table-cell>
          <table:table-cell table:style-name="Column_20_Header" office:value-type="string">
            <office:annotation draw:style-name="gr1" draw:text-style-name="P2" svg:width="2.899cm" svg:height="0.596cm" svg:x="17.394cm" svg:y="2.589cm" draw:caption-point-x="-17.394cm" draw:caption-point-y="-2.589cm">
              <dc:creator>TV</dc:creator>
              <dc:date>260-03-15T00:00:00</dc:date>
              <text:p text:style-name="P2">Billing period</text:p>
            </office:annotation>
            <text:p>Days</text:p>
          </table:table-cell>
          <table:table-cell table:style-name="Column_20_Header" office:value-type="string">
            <office:annotation draw:style-name="gr1" draw:text-style-name="P2" svg:width="2.899cm" svg:height="0.991cm" svg:x="19.387cm" svg:y="2.589cm" draw:caption-point-x="-19.387cm" draw:caption-point-y="-2.589cm">
              <dc:creator>TV</dc:creator>
              <dc:date>260-03-15T00:00:00</dc:date>
              <text:p text:style-name="P2">Billing period x rented space</text:p>
            </office:annotation>
            <text:p>Sq.Ft x Days</text:p>
          </table:table-cell>
          <table:table-cell table:style-name="Column_20_Header" office:value-type="string">
            <office:annotation draw:style-name="gr1" draw:text-style-name="P2" svg:width="2.899cm" svg:height="2.966cm" svg:x="21.38cm" svg:y="2.589cm" draw:caption-point-x="-21.38cm" draw:caption-point-y="-2.589cm">
              <dc:creator>TV</dc:creator>
              <dc:date>260-03-15T00:00:00</dc:date>
              <text:p text:style-name="P2">Factor for allocating costs by number of days without taking floor space into account</text:p>
            </office:annotation>
            <text:p>Share according to days</text:p>
          </table:table-cell>
          <table:table-cell table:style-name="Column_20_Header" office:value-type="string">
            <office:annotation draw:style-name="gr1" draw:text-style-name="P2" svg:width="2.899cm" svg:height="2.176cm" svg:x="23.638cm" svg:y="2.589cm" draw:caption-point-x="-23.638cm" draw:caption-point-y="-2.589cm">
              <dc:creator>TV</dc:creator>
              <dc:date>260-03-15T00:00:00</dc:date>
              <text:p text:style-name="P2">Factor for allocating costs taking number of days and sq.ft. into account.</text:p>
            </office:annotation>
            <text:p>Share according to Sq.Ft x Days</text:p>
          </table:table-cell>
          <table:table-cell table:style-name="Column_20_Header" office:value-type="string">
            <office:annotation draw:style-name="gr1" draw:text-style-name="P2" svg:width="2.899cm" svg:height="0.991cm" svg:x="26.377cm" svg:y="2.589cm" draw:caption-point-x="-26.377cm" draw:caption-point-y="-2.589cm">
              <dc:creator>TV</dc:creator>
              <dc:date>260-03-15T00:00:00</dc:date>
              <text:p text:style-name="P2">Percent by sq.ft x days</text:p>
            </office:annotation>
            <text:p>Rent</text:p>
          </table:table-cell>
          <table:table-cell table:style-name="Column_20_Header" office:value-type="string">
            <office:annotation draw:style-name="gr1" draw:text-style-name="P2" svg:width="2.899cm" svg:height="0.991cm" svg:x="28.62cm" svg:y="2.589cm" draw:caption-point-x="-28.62cm" draw:caption-point-y="-2.589cm">
              <dc:creator>TV</dc:creator>
              <dc:date>260-03-15T00:00:00</dc:date>
              <text:p text:style-name="P2">Percent by sq.ft x days</text:p>
            </office:annotation>
            <text:p>Electricity</text:p>
          </table:table-cell>
          <table:table-cell table:style-name="Column_20_Header" office:value-type="string">
            <office:annotation draw:style-name="gr1" draw:text-style-name="P2" svg:width="2.899cm" svg:height="0.991cm" svg:x="30.862cm" svg:y="2.589cm" draw:caption-point-x="-30.862cm" draw:caption-point-y="-2.589cm">
              <dc:creator>TV</dc:creator>
              <dc:date>260-03-15T00:00:00</dc:date>
              <text:p text:style-name="P2">Percent by sq.ft x days</text:p>
            </office:annotation>
            <text:p>Water</text:p>
          </table:table-cell>
          <table:table-cell table:style-name="Column_20_Header" office:value-type="string">
            <office:annotation draw:style-name="gr1" draw:text-style-name="P2" svg:width="2.899cm" svg:height="0.991cm" svg:x="33.104cm" svg:y="2.589cm" draw:caption-point-x="-33.104cm" draw:caption-point-y="-2.589cm">
              <dc:creator>TV</dc:creator>
              <dc:date>260-03-15T00:00:00</dc:date>
              <text:p text:style-name="P2">Percent by sq.ft x days</text:p>
            </office:annotation>
            <text:p>Cleaning Services</text:p>
          </table:table-cell>
          <table:table-cell table:style-name="Column_20_Header" office:value-type="string">
            <office:annotation draw:style-name="gr1" draw:text-style-name="P2" svg:width="2.899cm" svg:height="0.991cm" svg:x="35.347cm" svg:y="2.589cm" draw:caption-point-x="-35.347cm" draw:caption-point-y="-2.589cm">
              <dc:creator>TV</dc:creator>
              <dc:date>260-03-15T00:00:00</dc:date>
              <text:p text:style-name="P2">Percent by sq.ft x days</text:p>
            </office:annotation>
            <text:p>Office Materials</text:p>
          </table:table-cell>
          <table:table-cell table:style-name="Column_20_Header" office:value-type="string">
            <office:annotation draw:style-name="gr1" draw:text-style-name="P2" svg:width="2.899cm" svg:height="0.991cm" svg:x="37.589cm" svg:y="2.589cm" draw:caption-point-x="-37.589cm" draw:caption-point-y="-2.589cm">
              <dc:creator>TV</dc:creator>
              <dc:date>260-03-15T00:00:00</dc:date>
              <text:p text:style-name="P2">Percent by sq.ft x days</text:p>
            </office:annotation>
            <text:p>Coffee, Beverages etc.</text:p>
          </table:table-cell>
          <table:table-cell table:style-name="Column_20_Header" office:value-type="string">
            <office:annotation draw:style-name="gr1" draw:text-style-name="P2" svg:width="2.899cm" svg:height="0.991cm" svg:x="39.831cm" svg:y="2.589cm" draw:caption-point-x="-39.831cm" draw:caption-point-y="-2.589cm">
              <dc:creator>TV</dc:creator>
              <dc:date>260-03-15T00:00:00</dc:date>
              <text:p text:style-name="P2">Percent by sq.ft x days</text:p>
            </office:annotation>
            <text:p>Telephone</text:p>
          </table:table-cell>
          <table:table-cell table:style-name="Column_20_Header" office:value-type="string">
            <office:annotation draw:style-name="gr1" draw:text-style-name="P2" svg:width="2.899cm" svg:height="0.596cm" svg:x="42.074cm" svg:y="2.589cm" draw:caption-point-x="-42.074cm" draw:caption-point-y="-2.589cm">
              <dc:creator>TV</dc:creator>
              <dc:date>260-03-15T00:00:00</dc:date>
              <text:p text:style-name="P2">Percent by days</text:p>
            </office:annotation>
            <text:p>Internet</text:p>
          </table:table-cell>
          <table:table-cell table:style-name="Column_20_Header" office:value-type="string">
            <office:annotation draw:style-name="gr1" draw:text-style-name="P2" svg:width="2.899cm" svg:height="0.596cm" svg:x="44.813cm" svg:y="2.589cm" draw:caption-point-x="-44.813cm" draw:caption-point-y="-2.589cm">
              <dc:creator>TV</dc:creator>
              <dc:date>260-03-15T00:00:00</dc:date>
              <text:p text:style-name="P2">Percent by days</text:p>
            </office:annotation>
            <text:p>Receptionist</text:p>
          </table:table-cell>
          <table:table-cell table:style-name="Column_20_Header" office:value-type="string">
            <text:p>Total Share of Costs</text:p>
          </table:table-cell>
          <table:table-cell table:style-name="Column_20_Header" office:value-type="string">
            <text:p>Prepayments</text:p>
          </table:table-cell>
          <table:table-cell table:style-name="Column_20_Header" office:value-type="string">
            <text:p>Amount Due or Credit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1">
            <text:p>1</text:p>
          </table:table-cell>
          <table:table-cell table:style-name="Input" office:value-type="string">
            <text:p>Steele, Bob</text:p>
          </table:table-cell>
          <table:table-cell table:style-name="Input" office:value-type="string">
            <text:p>001.03</text:p>
          </table:table-cell>
          <table:table-cell table:style-name="Input_20_Without_20_Currency_2c__20_Two_20_Decimal_20_Places" office:value-type="float" office:value="45.34">
            <text:p>45.34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03-31">
            <text:p>3/31/99</text:p>
          </table:table-cell>
          <table:table-cell table:style-name="Result_20_Without_20_Currency" table:formula="oooc:=[.I8]-[.H8]+1" office:value-type="float" office:value="90">
            <text:p>90</text:p>
          </table:table-cell>
          <table:table-cell table:style-name="Result_20_Without_20_Currency_2c__20_Two_20_Decimal_20_Places" table:formula="oooc:=[.J8]*[.G8]" office:value-type="float" office:value="4080.6">
            <text:p>4080.6</text:p>
          </table:table-cell>
          <table:table-cell table:style-name="Result_20_in_20__25_" table:formula="oooc:=[.J8]/[.$J$18]" office:value-type="percentage" office:value="0.0308219178082192">
            <text:p>3.08%</text:p>
          </table:table-cell>
          <table:table-cell table:style-name="Result_20_in_20__25_" table:formula="oooc:=[.K8]/[.$K$18]" office:value-type="percentage" office:value="0.0254953843270177">
            <text:p>2.55%</text:p>
          </table:table-cell>
          <table:table-cell table:style-name="Result" table:formula="oooc:=[.$N$18]*[.M8]" office:value-type="currency" office:value="1669.84569188235">
            <text:p>$1,670</text:p>
          </table:table-cell>
          <table:table-cell table:style-name="Result" table:formula="oooc:=[.$O$18]*[.M8]" office:value-type="currency" office:value="41.2347048874588">
            <text:p>$41</text:p>
          </table:table-cell>
          <table:table-cell table:style-name="Result" table:formula="oooc:=[.$P$18]*[.M8]" office:value-type="currency" office:value="3.86051109479702">
            <text:p>$4</text:p>
          </table:table-cell>
          <table:table-cell table:style-name="Result" table:formula="oooc:=[.$Q$18]*[.M8]" office:value-type="currency" office:value="88.7239374580216">
            <text:p>$89</text:p>
          </table:table-cell>
          <table:table-cell table:style-name="Result" table:formula="oooc:=[.$R$18]*[.M8]" office:value-type="currency" office:value="16.5268729823027">
            <text:p>$17</text:p>
          </table:table-cell>
          <table:table-cell table:style-name="Result" table:formula="oooc:=[.$S$18]*[.M8]" office:value-type="currency" office:value="2.10693856078474">
            <text:p>$2</text:p>
          </table:table-cell>
          <table:table-cell table:style-name="Result" table:formula="oooc:=[.$T$18]*[.M8]" office:value-type="currency" office:value="103.511005413849">
            <text:p>$104</text:p>
          </table:table-cell>
          <table:table-cell table:style-name="Result" table:formula="oooc:=[.$U$18]*[.L8]" office:value-type="currency" office:value="27.7397260273973">
            <text:p>$28</text:p>
          </table:table-cell>
          <table:table-cell table:style-name="Result" table:formula="oooc:=[.$V$18]*[.L8]" office:value-type="currency" office:value="628.767123287671">
            <text:p>$629</text:p>
          </table:table-cell>
          <table:table-cell table:style-name="Result" table:formula="oooc:=SUM([.N8:.V8])" office:value-type="currency" office:value="2582.31651159463">
            <text:p>$2,582</text:p>
          </table:table-cell>
          <table:table-cell table:style-name="ce8" office:value-type="currency" office:value="2700">
            <text:p>$2,700.00</text:p>
          </table:table-cell>
          <table:table-cell table:style-name="Result" table:formula="oooc:=[.X8]-[.W8]" office:value-type="currency" office:value="117.683488405367">
            <text:p>$118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2">
            <text:p>2</text:p>
          </table:table-cell>
          <table:table-cell table:style-name="Input" office:value-type="string">
            <text:p>Garcia, Juan</text:p>
          </table:table-cell>
          <table:table-cell table:style-name="Input" office:value-type="string">
            <text:p>001.04</text:p>
          </table:table-cell>
          <table:table-cell table:style-name="Input_20_Without_20_Currency_2c__20_Two_20_Decimal_20_Places" office:value-type="float" office:value="45.34">
            <text:p>45.34</text:p>
          </table:table-cell>
          <table:table-cell table:style-name="Input_20_Date" office:value-type="date" office:date-value="1999-04-01">
            <text:p>4/1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9]-[.H9]+1" office:value-type="float" office:value="275">
            <text:p>275</text:p>
          </table:table-cell>
          <table:table-cell table:style-name="Result_20_Without_20_Currency_2c__20_Two_20_Decimal_20_Places" table:formula="oooc:=[.J9]*[.G9]" office:value-type="float" office:value="12468.5">
            <text:p>12468.5</text:p>
          </table:table-cell>
          <table:table-cell table:style-name="Result_20_in_20__25_" table:formula="oooc:=[.J9]/[.$J$18]" office:value-type="percentage" office:value="0.0941780821917808">
            <text:p>9.42%</text:p>
          </table:table-cell>
          <table:table-cell table:style-name="Result_20_in_20__25_" table:formula="oooc:=[.K9]/[.$K$18]" office:value-type="percentage" office:value="0.077902563221443">
            <text:p>7.79%</text:p>
          </table:table-cell>
          <table:table-cell table:style-name="Result" table:formula="oooc:=[.$N$18]*[.M9]" office:value-type="currency" office:value="5102.30628075163">
            <text:p>$5,102</text:p>
          </table:table-cell>
          <table:table-cell table:style-name="Result" table:formula="oooc:=[.$O$18]*[.M9]" office:value-type="currency" office:value="125.994931600569">
            <text:p>$126</text:p>
          </table:table-cell>
          <table:table-cell table:style-name="Result" table:formula="oooc:=[.$P$18]*[.M9]" office:value-type="currency" office:value="11.7960061229909">
            <text:p>$12</text:p>
          </table:table-cell>
          <table:table-cell table:style-name="Result" table:formula="oooc:=[.$Q$18]*[.M9]" office:value-type="currency" office:value="271.100920010621">
            <text:p>$271</text:p>
          </table:table-cell>
          <table:table-cell table:style-name="Result" table:formula="oooc:=[.$R$18]*[.M9]" office:value-type="currency" office:value="50.498778557036">
            <text:p>$50</text:p>
          </table:table-cell>
          <table:table-cell table:style-name="Result" table:formula="oooc:=[.$S$18]*[.M9]" office:value-type="currency" office:value="6.43786782462005">
            <text:p>$6</text:p>
          </table:table-cell>
          <table:table-cell table:style-name="Result" table:formula="oooc:=[.$T$18]*[.M9]" office:value-type="currency" office:value="316.283627653426">
            <text:p>$316</text:p>
          </table:table-cell>
          <table:table-cell table:style-name="Result" table:formula="oooc:=[.$U$18]*[.L9]" office:value-type="currency" office:value="84.7602739726027">
            <text:p>$85</text:p>
          </table:table-cell>
          <table:table-cell table:style-name="Result" table:formula="oooc:=[.$V$18]*[.L9]" office:value-type="currency" office:value="1921.23287671233">
            <text:p>$1,921</text:p>
          </table:table-cell>
          <table:table-cell table:style-name="Result" table:formula="oooc:=SUM([.N9:.V9])" office:value-type="currency" office:value="7890.41156320582">
            <text:p>$7,890</text:p>
          </table:table-cell>
          <table:table-cell table:style-name="ce8" office:value-type="currency" office:value="8100">
            <text:p>$8,100.00</text:p>
          </table:table-cell>
          <table:table-cell table:style-name="Result" table:formula="oooc:=[.X9]-[.W9]" office:value-type="currency" office:value="209.588436794177">
            <text:p>$210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3">
            <text:p>3</text:p>
          </table:table-cell>
          <table:table-cell table:style-name="Input" office:value-type="string">
            <text:p>Kowalski, Stephan</text:p>
          </table:table-cell>
          <table:table-cell table:style-name="Input" office:value-type="string">
            <text:p>002.01</text:p>
          </table:table-cell>
          <table:table-cell table:style-name="Input_20_Without_20_Currency_2c__20_Two_20_Decimal_20_Places" office:value-type="float" office:value="67.38">
            <text:p>67.38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10]-[.H10]+1" office:value-type="float" office:value="365">
            <text:p>365</text:p>
          </table:table-cell>
          <table:table-cell table:style-name="Result_20_Without_20_Currency_2c__20_Two_20_Decimal_20_Places" table:formula="oooc:=[.J10]*[.G10]" office:value-type="float" office:value="24593.7">
            <text:p>24593.7</text:p>
          </table:table-cell>
          <table:table-cell table:style-name="Result_20_in_20__25_" table:formula="oooc:=[.J10]/[.$J$18]" office:value-type="percentage" office:value="0.125">
            <text:p>12.50%</text:p>
          </table:table-cell>
          <table:table-cell table:style-name="Result_20_in_20__25_" table:formula="oooc:=[.K10]/[.$K$18]" office:value-type="percentage" office:value="0.153660205245154">
            <text:p>15.37%</text:p>
          </table:table-cell>
          <table:table-cell table:style-name="Result" table:formula="oooc:=[.$N$18]*[.M10]" office:value-type="currency" office:value="10064.1288027366">
            <text:p>$10,064</text:p>
          </table:table-cell>
          <table:table-cell table:style-name="Result" table:formula="oooc:=[.$O$18]*[.M10]" office:value-type="currency" office:value="248.520796351197">
            <text:p>$249</text:p>
          </table:table-cell>
          <table:table-cell table:style-name="Result" table:formula="oooc:=[.$P$18]*[.M10]" office:value-type="currency" office:value="23.2672282782212">
            <text:p>$23</text:p>
          </table:table-cell>
          <table:table-cell table:style-name="Result" table:formula="oooc:=[.$Q$18]*[.M10]" office:value-type="currency" office:value="534.737514253136">
            <text:p>$535</text:p>
          </table:table-cell>
          <table:table-cell table:style-name="Result" table:formula="oooc:=[.$R$18]*[.M10]" office:value-type="currency" office:value="99.6071548460661">
            <text:p>$100</text:p>
          </table:table-cell>
          <table:table-cell table:style-name="Result" table:formula="oooc:=[.$S$18]*[.M10]" office:value-type="currency" office:value="12.6984793614595">
            <text:p>$13</text:p>
          </table:table-cell>
          <table:table-cell table:style-name="Result" table:formula="oooc:=[.$T$18]*[.M10]" office:value-type="currency" office:value="623.858896693272">
            <text:p>$624</text:p>
          </table:table-cell>
          <table:table-cell table:style-name="Result" table:formula="oooc:=[.$U$18]*[.L10]" office:value-type="currency" office:value="112.5">
            <text:p>$113</text:p>
          </table:table-cell>
          <table:table-cell table:style-name="Result" table:formula="oooc:=[.$V$18]*[.L10]" office:value-type="currency" office:value="2550">
            <text:p>$2,550</text:p>
          </table:table-cell>
          <table:table-cell table:style-name="Result" table:formula="oooc:=SUM([.N10:.V10])" office:value-type="currency" office:value="14269.31887252">
            <text:p>$14,269</text:p>
          </table:table-cell>
          <table:table-cell table:style-name="ce8" office:value-type="currency" office:value="15000">
            <text:p>$15,000.00</text:p>
          </table:table-cell>
          <table:table-cell table:style-name="Result" table:formula="oooc:=[.X10]-[.W10]" office:value-type="currency" office:value="730.681127480049">
            <text:p>$731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4">
            <text:p>4</text:p>
          </table:table-cell>
          <table:table-cell table:style-name="Input" office:value-type="string">
            <text:p>Yang, Sung</text:p>
          </table:table-cell>
          <table:table-cell table:style-name="Input" office:value-type="string">
            <text:p>003.04</text:p>
          </table:table-cell>
          <table:table-cell table:style-name="Input_20_Without_20_Currency_2c__20_Two_20_Decimal_20_Places" office:value-type="float" office:value="45.34">
            <text:p>45.34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02-15">
            <text:p>2/15/99</text:p>
          </table:table-cell>
          <table:table-cell table:style-name="Result_20_Without_20_Currency" table:formula="oooc:=[.I11]-[.H11]+1" office:value-type="float" office:value="46">
            <text:p>46</text:p>
          </table:table-cell>
          <table:table-cell table:style-name="Result_20_Without_20_Currency_2c__20_Two_20_Decimal_20_Places" table:formula="oooc:=[.J11]*[.G11]" office:value-type="float" office:value="2085.64">
            <text:p>2085.64</text:p>
          </table:table-cell>
          <table:table-cell table:style-name="Result_20_in_20__25_" table:formula="oooc:=[.J11]/[.$J$18]" office:value-type="percentage" office:value="0.0157534246575342">
            <text:p>1.58%</text:p>
          </table:table-cell>
          <table:table-cell table:style-name="Result_20_in_20__25_" table:formula="oooc:=[.K11]/[.$K$18]" office:value-type="percentage" office:value="0.0130309742115868">
            <text:p>1.30%</text:p>
          </table:table-cell>
          <table:table-cell table:style-name="Result" table:formula="oooc:=[.$N$18]*[.M11]" office:value-type="currency" office:value="853.476686962091">
            <text:p>$853</text:p>
          </table:table-cell>
          <table:table-cell table:style-name="Result" table:formula="oooc:=[.$O$18]*[.M11]" office:value-type="currency" office:value="21.0755158313678">
            <text:p>$21</text:p>
          </table:table-cell>
          <table:table-cell table:style-name="Result" table:formula="oooc:=[.$P$18]*[.M11]" office:value-type="currency" office:value="1.97315011511848">
            <text:p>$2</text:p>
          </table:table-cell>
          <table:table-cell table:style-name="Result" table:formula="oooc:=[.$Q$18]*[.M11]" office:value-type="currency" office:value="45.3477902563222">
            <text:p>$45</text:p>
          </table:table-cell>
          <table:table-cell table:style-name="Result" table:formula="oooc:=[.$R$18]*[.M11]" office:value-type="currency" office:value="8.44706841317693">
            <text:p>$8</text:p>
          </table:table-cell>
          <table:table-cell table:style-name="Result" table:formula="oooc:=[.$S$18]*[.M11]" office:value-type="currency" office:value="1.07687970884554">
            <text:p>$1</text:p>
          </table:table-cell>
          <table:table-cell table:style-name="Result" table:formula="oooc:=[.$T$18]*[.M11]" office:value-type="currency" office:value="52.9056249893004">
            <text:p>$53</text:p>
          </table:table-cell>
          <table:table-cell table:style-name="Result" table:formula="oooc:=[.$U$18]*[.L11]" office:value-type="currency" office:value="14.1780821917808">
            <text:p>$14</text:p>
          </table:table-cell>
          <table:table-cell table:style-name="Result" table:formula="oooc:=[.$V$18]*[.L11]" office:value-type="currency" office:value="321.369863013699">
            <text:p>$321</text:p>
          </table:table-cell>
          <table:table-cell table:style-name="Result" table:formula="oooc:=SUM([.N11:.V11])" office:value-type="currency" office:value="1319.8506614817">
            <text:p>$1,320</text:p>
          </table:table-cell>
          <table:table-cell table:style-name="ce8" office:value-type="currency" office:value="900">
            <text:p>$900.00</text:p>
          </table:table-cell>
          <table:table-cell table:style-name="Result" table:formula="oooc:=[.X11]-[.W11]" office:value-type="currency" office:value="-419.850661481702">
            <text:p>-$420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5">
            <text:p>5</text:p>
          </table:table-cell>
          <table:table-cell table:style-name="Input" office:value-type="string">
            <text:p>Winkelman, Ellen</text:p>
          </table:table-cell>
          <table:table-cell table:style-name="Input" office:value-type="string">
            <text:p>003.06</text:p>
          </table:table-cell>
          <table:table-cell table:style-name="Input_20_Without_20_Currency_2c__20_Two_20_Decimal_20_Places" office:value-type="float" office:value="45.34">
            <text:p>45.34</text:p>
          </table:table-cell>
          <table:table-cell table:style-name="Input_20_Date" office:value-type="date" office:date-value="1999-02-16">
            <text:p>2/16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12]-[.H12]+1" office:value-type="float" office:value="319">
            <text:p>319</text:p>
          </table:table-cell>
          <table:table-cell table:style-name="Result_20_Without_20_Currency_2c__20_Two_20_Decimal_20_Places" table:formula="oooc:=[.J12]*[.G12]" office:value-type="float" office:value="14463.46">
            <text:p>14463.46</text:p>
          </table:table-cell>
          <table:table-cell table:style-name="Result_20_in_20__25_" table:formula="oooc:=[.J12]/[.$J$18]" office:value-type="percentage" office:value="0.109246575342466">
            <text:p>10.92%</text:p>
          </table:table-cell>
          <table:table-cell table:style-name="Result_20_in_20__25_" table:formula="oooc:=[.K12]/[.$K$18]" office:value-type="percentage" office:value="0.0903669733368738">
            <text:p>9.04%</text:p>
          </table:table-cell>
          <table:table-cell table:style-name="Result" table:formula="oooc:=[.$N$18]*[.M12]" office:value-type="currency" office:value="5918.67528567189">
            <text:p>$5,919</text:p>
          </table:table-cell>
          <table:table-cell table:style-name="Result" table:formula="oooc:=[.$O$18]*[.M12]" office:value-type="currency" office:value="146.154120656659">
            <text:p>$146</text:p>
          </table:table-cell>
          <table:table-cell table:style-name="Result" table:formula="oooc:=[.$P$18]*[.M12]" office:value-type="currency" office:value="13.6833671026694">
            <text:p>$14</text:p>
          </table:table-cell>
          <table:table-cell table:style-name="Result" table:formula="oooc:=[.$Q$18]*[.M12]" office:value-type="currency" office:value="314.477067212321">
            <text:p>$314</text:p>
          </table:table-cell>
          <table:table-cell table:style-name="Result" table:formula="oooc:=[.$R$18]*[.M12]" office:value-type="currency" office:value="58.5785831261617">
            <text:p>$59</text:p>
          </table:table-cell>
          <table:table-cell table:style-name="Result" table:formula="oooc:=[.$S$18]*[.M12]" office:value-type="currency" office:value="7.46792667655925">
            <text:p>$7</text:p>
          </table:table-cell>
          <table:table-cell table:style-name="Result" table:formula="oooc:=[.$T$18]*[.M12]" office:value-type="currency" office:value="366.889008077974">
            <text:p>$367</text:p>
          </table:table-cell>
          <table:table-cell table:style-name="Result" table:formula="oooc:=[.$U$18]*[.L12]" office:value-type="currency" office:value="98.3219178082192">
            <text:p>$98</text:p>
          </table:table-cell>
          <table:table-cell table:style-name="Result" table:formula="oooc:=[.$V$18]*[.L12]" office:value-type="currency" office:value="2228.6301369863">
            <text:p>$2,229</text:p>
          </table:table-cell>
          <table:table-cell table:style-name="Result" table:formula="oooc:=SUM([.N12:.V12])" office:value-type="currency" office:value="9152.87741331875">
            <text:p>$9,153</text:p>
          </table:table-cell>
          <table:table-cell table:style-name="ce8" office:value-type="currency" office:value="9900">
            <text:p>$9,900.00</text:p>
          </table:table-cell>
          <table:table-cell table:style-name="Result" table:formula="oooc:=[.X12]-[.W12]" office:value-type="currency" office:value="747.122586681247">
            <text:p>$747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6">
            <text:p>6</text:p>
          </table:table-cell>
          <table:table-cell table:style-name="Input" office:value-type="string">
            <text:p>Sorensen, Heidi</text:p>
          </table:table-cell>
          <table:table-cell table:style-name="Input" office:value-type="string">
            <text:p>004.01</text:p>
          </table:table-cell>
          <table:table-cell table:style-name="Input_20_Without_20_Currency_2c__20_Two_20_Decimal_20_Places" office:value-type="float" office:value="67.38">
            <text:p>67.38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13]-[.H13]+1" office:value-type="float" office:value="365">
            <text:p>365</text:p>
          </table:table-cell>
          <table:table-cell table:style-name="Result_20_Without_20_Currency_2c__20_Two_20_Decimal_20_Places" table:formula="oooc:=[.J13]*[.G13]" office:value-type="float" office:value="24593.7">
            <text:p>24593.7</text:p>
          </table:table-cell>
          <table:table-cell table:style-name="Result_20_in_20__25_" table:formula="oooc:=[.J13]/[.$J$18]" office:value-type="percentage" office:value="0.125">
            <text:p>12.50%</text:p>
          </table:table-cell>
          <table:table-cell table:style-name="Result_20_in_20__25_" table:formula="oooc:=[.K13]/[.$K$18]" office:value-type="percentage" office:value="0.153660205245154">
            <text:p>15.37%</text:p>
          </table:table-cell>
          <table:table-cell table:style-name="Result" table:formula="oooc:=[.$N$18]*[.M13]" office:value-type="currency" office:value="10064.1288027366">
            <text:p>$10,064</text:p>
          </table:table-cell>
          <table:table-cell table:style-name="Result" table:formula="oooc:=[.$O$18]*[.M13]" office:value-type="currency" office:value="248.520796351197">
            <text:p>$249</text:p>
          </table:table-cell>
          <table:table-cell table:style-name="Result" table:formula="oooc:=[.$P$18]*[.M13]" office:value-type="currency" office:value="23.2672282782212">
            <text:p>$23</text:p>
          </table:table-cell>
          <table:table-cell table:style-name="Result" table:formula="oooc:=[.$Q$18]*[.M13]" office:value-type="currency" office:value="534.737514253136">
            <text:p>$535</text:p>
          </table:table-cell>
          <table:table-cell table:style-name="Result" table:formula="oooc:=[.$R$18]*[.M13]" office:value-type="currency" office:value="99.6071548460661">
            <text:p>$100</text:p>
          </table:table-cell>
          <table:table-cell table:style-name="Result" table:formula="oooc:=[.$S$18]*[.M13]" office:value-type="currency" office:value="12.6984793614595">
            <text:p>$13</text:p>
          </table:table-cell>
          <table:table-cell table:style-name="Result" table:formula="oooc:=[.$T$18]*[.M13]" office:value-type="currency" office:value="623.858896693272">
            <text:p>$624</text:p>
          </table:table-cell>
          <table:table-cell table:style-name="Result" table:formula="oooc:=[.$U$18]*[.L13]" office:value-type="currency" office:value="112.5">
            <text:p>$113</text:p>
          </table:table-cell>
          <table:table-cell table:style-name="Result" table:formula="oooc:=[.$V$18]*[.L13]" office:value-type="currency" office:value="2550">
            <text:p>$2,550</text:p>
          </table:table-cell>
          <table:table-cell table:style-name="Result" table:formula="oooc:=SUM([.N13:.V13])" office:value-type="currency" office:value="14269.31887252">
            <text:p>$14,269</text:p>
          </table:table-cell>
          <table:table-cell table:style-name="ce8" office:value-type="currency" office:value="15000">
            <text:p>$15,000.00</text:p>
          </table:table-cell>
          <table:table-cell table:style-name="Result" table:formula="oooc:=[.X13]-[.W13]" office:value-type="currency" office:value="730.681127480049">
            <text:p>$731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7">
            <text:p>7</text:p>
          </table:table-cell>
          <table:table-cell table:style-name="Input" office:value-type="string">
            <text:p>White, Tom</text:p>
          </table:table-cell>
          <table:table-cell table:style-name="Input" office:value-type="string">
            <text:p>005.03</text:p>
          </table:table-cell>
          <table:table-cell table:style-name="Input_20_Without_20_Currency_2c__20_Two_20_Decimal_20_Places" office:value-type="float" office:value="45.34">
            <text:p>45.34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14]-[.H14]+1" office:value-type="float" office:value="365">
            <text:p>365</text:p>
          </table:table-cell>
          <table:table-cell table:style-name="Result_20_Without_20_Currency_2c__20_Two_20_Decimal_20_Places" table:formula="oooc:=[.J14]*[.G14]" office:value-type="float" office:value="16549.1">
            <text:p>16549.1</text:p>
          </table:table-cell>
          <table:table-cell table:style-name="Result_20_in_20__25_" table:formula="oooc:=[.J14]/[.$J$18]" office:value-type="percentage" office:value="0.125">
            <text:p>12.50%</text:p>
          </table:table-cell>
          <table:table-cell table:style-name="Result_20_in_20__25_" table:formula="oooc:=[.K14]/[.$K$18]" office:value-type="percentage" office:value="0.103397947548461">
            <text:p>10.34%</text:p>
          </table:table-cell>
          <table:table-cell table:style-name="Result" table:formula="oooc:=[.$N$18]*[.M14]" office:value-type="currency" office:value="6772.15197263398">
            <text:p>$6,772</text:p>
          </table:table-cell>
          <table:table-cell table:style-name="Result" table:formula="oooc:=[.$O$18]*[.M14]" office:value-type="currency" office:value="167.229636488027">
            <text:p>$167</text:p>
          </table:table-cell>
          <table:table-cell table:style-name="Result" table:formula="oooc:=[.$P$18]*[.M14]" office:value-type="currency" office:value="15.6565172177879">
            <text:p>$16</text:p>
          </table:table-cell>
          <table:table-cell table:style-name="Result" table:formula="oooc:=[.$Q$18]*[.M14]" office:value-type="currency" office:value="359.824857468643">
            <text:p>$360</text:p>
          </table:table-cell>
          <table:table-cell table:style-name="Result" table:formula="oooc:=[.$R$18]*[.M14]" office:value-type="currency" office:value="67.0256515393387">
            <text:p>$67</text:p>
          </table:table-cell>
          <table:table-cell table:style-name="Result" table:formula="oooc:=[.$S$18]*[.M14]" office:value-type="currency" office:value="8.54480638540479">
            <text:p>$9</text:p>
          </table:table-cell>
          <table:table-cell table:style-name="Result" table:formula="oooc:=[.$T$18]*[.M14]" office:value-type="currency" office:value="419.794633067275">
            <text:p>$420</text:p>
          </table:table-cell>
          <table:table-cell table:style-name="Result" table:formula="oooc:=[.$U$18]*[.L14]" office:value-type="currency" office:value="112.5">
            <text:p>$113</text:p>
          </table:table-cell>
          <table:table-cell table:style-name="Result" table:formula="oooc:=[.$V$18]*[.L14]" office:value-type="currency" office:value="2550">
            <text:p>$2,550</text:p>
          </table:table-cell>
          <table:table-cell table:style-name="Result" table:formula="oooc:=SUM([.N14:.V14])" office:value-type="currency" office:value="10472.7280748005">
            <text:p>$10,473</text:p>
          </table:table-cell>
          <table:table-cell table:style-name="ce8" office:value-type="currency" office:value="10800">
            <text:p>$10,800.00</text:p>
          </table:table-cell>
          <table:table-cell table:style-name="Result" table:formula="oooc:=[.X14]-[.W14]" office:value-type="currency" office:value="327.271925199544">
            <text:p>$327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8">
            <text:p>8</text:p>
          </table:table-cell>
          <table:table-cell table:style-name="Input" office:value-type="string">
            <text:p>Varell, Angela</text:p>
          </table:table-cell>
          <table:table-cell table:style-name="Input" office:value-type="string">
            <text:p>006.04</text:p>
          </table:table-cell>
          <table:table-cell table:style-name="Input_20_Without_20_Currency_2c__20_Two_20_Decimal_20_Places" office:value-type="float" office:value="67.38">
            <text:p>67.38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15]-[.H15]+1" office:value-type="float" office:value="365">
            <text:p>365</text:p>
          </table:table-cell>
          <table:table-cell table:style-name="Result_20_Without_20_Currency_2c__20_Two_20_Decimal_20_Places" table:formula="oooc:=[.J15]*[.G15]" office:value-type="float" office:value="24593.7">
            <text:p>24593.7</text:p>
          </table:table-cell>
          <table:table-cell table:style-name="Result_20_in_20__25_" table:formula="oooc:=[.J15]/[.$J$18]" office:value-type="percentage" office:value="0.125">
            <text:p>12.50%</text:p>
          </table:table-cell>
          <table:table-cell table:style-name="Result_20_in_20__25_" table:formula="oooc:=[.K15]/[.$K$18]" office:value-type="percentage" office:value="0.153660205245154">
            <text:p>15.37%</text:p>
          </table:table-cell>
          <table:table-cell table:style-name="Result" table:formula="oooc:=[.$N$18]*[.M15]" office:value-type="currency" office:value="10064.1288027366">
            <text:p>$10,064</text:p>
          </table:table-cell>
          <table:table-cell table:style-name="Result" table:formula="oooc:=[.$O$18]*[.M15]" office:value-type="currency" office:value="248.520796351197">
            <text:p>$249</text:p>
          </table:table-cell>
          <table:table-cell table:style-name="Result" table:formula="oooc:=[.$P$18]*[.M15]" office:value-type="currency" office:value="23.2672282782212">
            <text:p>$23</text:p>
          </table:table-cell>
          <table:table-cell table:style-name="Result" table:formula="oooc:=[.$Q$18]*[.M15]" office:value-type="currency" office:value="534.737514253136">
            <text:p>$535</text:p>
          </table:table-cell>
          <table:table-cell table:style-name="Result" table:formula="oooc:=[.$R$18]*[.M15]" office:value-type="currency" office:value="99.6071548460661">
            <text:p>$100</text:p>
          </table:table-cell>
          <table:table-cell table:style-name="Result" table:formula="oooc:=[.$S$18]*[.M15]" office:value-type="currency" office:value="12.6984793614595">
            <text:p>$13</text:p>
          </table:table-cell>
          <table:table-cell table:style-name="Result" table:formula="oooc:=[.$T$18]*[.M15]" office:value-type="currency" office:value="623.858896693272">
            <text:p>$624</text:p>
          </table:table-cell>
          <table:table-cell table:style-name="Result" table:formula="oooc:=[.$U$18]*[.L15]" office:value-type="currency" office:value="112.5">
            <text:p>$113</text:p>
          </table:table-cell>
          <table:table-cell table:style-name="Result" table:formula="oooc:=[.$V$18]*[.L15]" office:value-type="currency" office:value="2550">
            <text:p>$2,550</text:p>
          </table:table-cell>
          <table:table-cell table:style-name="Result" table:formula="oooc:=SUM([.N15:.V15])" office:value-type="currency" office:value="14269.31887252">
            <text:p>$14,269</text:p>
          </table:table-cell>
          <table:table-cell table:style-name="ce8" office:value-type="currency" office:value="15000">
            <text:p>$15,000.00</text:p>
          </table:table-cell>
          <table:table-cell table:style-name="Result" table:formula="oooc:=[.X15]-[.W15]" office:value-type="currency" office:value="730.681127480049">
            <text:p>$731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9">
            <text:p>9</text:p>
          </table:table-cell>
          <table:table-cell table:style-name="Input" office:value-type="string">
            <text:p>Michelli, Antonio</text:p>
          </table:table-cell>
          <table:table-cell table:style-name="Input" office:value-type="string">
            <text:p>007.02</text:p>
          </table:table-cell>
          <table:table-cell table:style-name="Input_20_Without_20_Currency_2c__20_Two_20_Decimal_20_Places" office:value-type="float" office:value="40.21">
            <text:p>40.21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16]-[.H16]+1" office:value-type="float" office:value="365">
            <text:p>365</text:p>
          </table:table-cell>
          <table:table-cell table:style-name="Result_20_Without_20_Currency_2c__20_Two_20_Decimal_20_Places" table:formula="oooc:=[.J16]*[.G16]" office:value-type="float" office:value="14676.65">
            <text:p>14676.65</text:p>
          </table:table-cell>
          <table:table-cell table:style-name="Result_20_in_20__25_" table:formula="oooc:=[.J16]/[.$J$18]" office:value-type="percentage" office:value="0.125">
            <text:p>12.50%</text:p>
          </table:table-cell>
          <table:table-cell table:style-name="Result_20_in_20__25_" table:formula="oooc:=[.K16]/[.$K$18]" office:value-type="percentage" office:value="0.0916989737742303">
            <text:p>9.17%</text:p>
          </table:table-cell>
          <table:table-cell table:style-name="Result" table:formula="oooc:=[.$N$18]*[.M16]" office:value-type="currency" office:value="6005.91598631699">
            <text:p>$6,006</text:p>
          </table:table-cell>
          <table:table-cell table:style-name="Result" table:formula="oooc:=[.$O$18]*[.M16]" office:value-type="currency" office:value="148.308418244014">
            <text:p>$148</text:p>
          </table:table-cell>
          <table:table-cell table:style-name="Result" table:formula="oooc:=[.$P$18]*[.M16]" office:value-type="currency" office:value="13.885058608894">
            <text:p>$14</text:p>
          </table:table-cell>
          <table:table-cell table:style-name="Result" table:formula="oooc:=[.$Q$18]*[.M16]" office:value-type="currency" office:value="319.112428734321">
            <text:p>$319</text:p>
          </table:table-cell>
          <table:table-cell table:style-name="Result" table:formula="oooc:=[.$R$18]*[.M16]" office:value-type="currency" office:value="59.4420257696693">
            <text:p>$59</text:p>
          </table:table-cell>
          <table:table-cell table:style-name="Result" table:formula="oooc:=[.$S$18]*[.M16]" office:value-type="currency" office:value="7.57800319270239">
            <text:p>$8</text:p>
          </table:table-cell>
          <table:table-cell table:style-name="Result" table:formula="oooc:=[.$T$18]*[.M16]" office:value-type="currency" office:value="372.296916533637">
            <text:p>$372</text:p>
          </table:table-cell>
          <table:table-cell table:style-name="Result" table:formula="oooc:=[.$U$18]*[.L16]" office:value-type="currency" office:value="112.5">
            <text:p>$113</text:p>
          </table:table-cell>
          <table:table-cell table:style-name="Result" table:formula="oooc:=[.$V$18]*[.L16]" office:value-type="currency" office:value="2550">
            <text:p>$2,550</text:p>
          </table:table-cell>
          <table:table-cell table:style-name="Result" table:formula="oooc:=SUM([.N16:.V16])" office:value-type="currency" office:value="9589.03883740022">
            <text:p>$9,589</text:p>
          </table:table-cell>
          <table:table-cell table:style-name="ce8" office:value-type="currency" office:value="9600">
            <text:p>$9,600.00</text:p>
          </table:table-cell>
          <table:table-cell table:style-name="Result" table:formula="oooc:=[.X16]-[.W16]" office:value-type="currency" office:value="10.961162599775">
            <text:p>$11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Input_20_Without_20_Currency" office:value-type="float" office:value="10">
            <text:p>10</text:p>
          </table:table-cell>
          <table:table-cell table:style-name="Input" office:value-type="string">
            <text:p>Petrello, Sofia</text:p>
          </table:table-cell>
          <table:table-cell table:style-name="Input" office:value-type="string">
            <text:p>008.01</text:p>
          </table:table-cell>
          <table:table-cell table:style-name="Input_20_Without_20_Currency_2c__20_Two_20_Decimal_20_Places" office:value-type="float" office:value="60.13">
            <text:p>60.13</text:p>
          </table:table-cell>
          <table:table-cell table:style-name="Input_20_Date" office:value-type="date" office:date-value="1999-01-01">
            <text:p>1/1/99</text:p>
          </table:table-cell>
          <table:table-cell table:style-name="Input_20_Date" office:value-type="date" office:date-value="1999-12-31">
            <text:p>12/31/99</text:p>
          </table:table-cell>
          <table:table-cell table:style-name="Result_20_Without_20_Currency" table:formula="oooc:=[.I17]-[.H17]+1" office:value-type="float" office:value="365">
            <text:p>365</text:p>
          </table:table-cell>
          <table:table-cell table:style-name="Result_20_Without_20_Currency_2c__20_Two_20_Decimal_20_Places" table:formula="oooc:=[.J17]*[.G17]" office:value-type="float" office:value="21947.45">
            <text:p>21947.45</text:p>
          </table:table-cell>
          <table:table-cell table:style-name="Result_20_in_20__25_" table:formula="oooc:=[.J17]/[.$J$18]" office:value-type="percentage" office:value="0.125">
            <text:p>12.50%</text:p>
          </table:table-cell>
          <table:table-cell table:style-name="Result_20_in_20__25_" table:formula="oooc:=[.K17]/[.$K$18]" office:value-type="percentage" office:value="0.137126567844926">
            <text:p>13.71%</text:p>
          </table:table-cell>
          <table:table-cell table:style-name="Result" table:formula="oooc:=[.$N$18]*[.M17]" office:value-type="currency" office:value="8981.24168757126">
            <text:p>$8,981</text:p>
          </table:table-cell>
          <table:table-cell table:style-name="Result" table:formula="oooc:=[.$O$18]*[.M17]" office:value-type="currency" office:value="221.780283238312">
            <text:p>$222</text:p>
          </table:table-cell>
          <table:table-cell table:style-name="Result" table:formula="oooc:=[.$P$18]*[.M17]" office:value-type="currency" office:value="20.7637049030787">
            <text:p>$21</text:p>
          </table:table-cell>
          <table:table-cell table:style-name="Result" table:formula="oooc:=[.$Q$18]*[.M17]" office:value-type="currency" office:value="477.200456100342">
            <text:p>$477</text:p>
          </table:table-cell>
          <table:table-cell table:style-name="Result" table:formula="oooc:=[.$R$18]*[.M17]" office:value-type="currency" office:value="88.8895550741163">
            <text:p>$89</text:p>
          </table:table-cell>
          <table:table-cell table:style-name="Result" table:formula="oooc:=[.$S$18]*[.M17]" office:value-type="currency" office:value="11.3321395667047">
            <text:p>$11</text:p>
          </table:table-cell>
          <table:table-cell table:style-name="Result" table:formula="oooc:=[.$T$18]*[.M17]" office:value-type="currency" office:value="556.732494184721">
            <text:p>$557</text:p>
          </table:table-cell>
          <table:table-cell table:style-name="Result" table:formula="oooc:=[.$U$18]*[.L17]" office:value-type="currency" office:value="112.5">
            <text:p>$113</text:p>
          </table:table-cell>
          <table:table-cell table:style-name="Result" table:formula="oooc:=[.$V$18]*[.L17]" office:value-type="currency" office:value="2550">
            <text:p>$2,550</text:p>
          </table:table-cell>
          <table:table-cell table:style-name="Result" table:formula="oooc:=SUM([.N17:.V17])" office:value-type="currency" office:value="13020.4403206385">
            <text:p>$13,020</text:p>
          </table:table-cell>
          <table:table-cell table:style-name="ce8" office:value-type="currency" office:value="13200">
            <text:p>$13,200.00</text:p>
          </table:table-cell>
          <table:table-cell table:style-name="Result" table:formula="oooc:=[.X17]-[.W17]" office:value-type="currency" office:value="179.55967936146">
            <text:p>$180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Card"/>
          <table:table-cell table:style-name="Result2" office:value-type="string">
            <text:p>Total</text:p>
          </table:table-cell>
          <table:table-cell table:style-name="Result2_20_in_20_Dollars_20_and_20_Cents"/>
          <table:table-cell table:style-name="Result2_20_Without_20_Currency_2c__20_Two_20_Decimal_20_Places" table:formula="oooc:=[.K18]/365" office:value-type="float" office:value="438.5">
            <text:p>438.5</text:p>
          </table:table-cell>
          <table:table-cell table:style-name="Result2_20_in_20_Dollars_20_and_20_Cents" table:number-columns-repeated="2"/>
          <table:table-cell table:style-name="Result2_20_Without_20_Currency" table:formula="oooc:=SUM([.J8:.J17])" office:value-type="float" office:value="2920">
            <text:p>2920</text:p>
          </table:table-cell>
          <table:table-cell table:style-name="Result2_20_Without_20_Currency_2c__20_Two_20_Decimal_20_Places" table:formula="oooc:=SUM([.K8:.K17])" office:value-type="float" office:value="160052.5">
            <text:p>160052.5</text:p>
          </table:table-cell>
          <table:table-cell table:style-name="Result2_20_in_20__25_" table:formula="oooc:=SUM([.L8:.L17])" office:value-type="percentage" office:value="1">
            <text:p>100.00%</text:p>
          </table:table-cell>
          <table:table-cell table:style-name="Result2_20_in_20__25_" table:formula="oooc:=SUM([.M8:.M17])" office:value-type="percentage" office:value="1">
            <text:p>100.00%</text:p>
          </table:table-cell>
          <table:table-cell table:style-name="Result2_20_in_20_Dollars_20_and_20_Cents" table:formula="oooc:=[Rent.H20]" office:value-type="currency" office:value="65496">
            <text:p>$65,496.00</text:p>
          </table:table-cell>
          <table:table-cell table:style-name="Result2_20_in_20_Dollars_20_and_20_Cents" table:formula="oooc:=[Electricity.H21]" office:value-type="currency" office:value="1617.34">
            <text:p>$1,617.34</text:p>
          </table:table-cell>
          <table:table-cell table:style-name="Result2_20_in_20_Dollars_20_and_20_Cents" table:formula="oooc:=[Water.H15]" office:value-type="currency" office:value="151.42">
            <text:p>$151.42</text:p>
          </table:table-cell>
          <table:table-cell table:style-name="Result2_20_in_20_Dollars_20_and_20_Cents" table:formula="oooc:=['Cleaning Services'.H20]" office:value-type="currency" office:value="3480">
            <text:p>$3,480.00</text:p>
          </table:table-cell>
          <table:table-cell table:style-name="Result2_20_in_20_Dollars_20_and_20_Cents" table:formula="oooc:=['Office Materials'.H24]" office:value-type="currency" office:value="648.23">
            <text:p>$648.23</text:p>
          </table:table-cell>
          <table:table-cell table:style-name="Result2_20_in_20_Dollars_20_and_20_Cents" table:formula="oooc:=[Beverages.H28]" office:value-type="currency" office:value="82.64">
            <text:p>$82.64</text:p>
          </table:table-cell>
          <table:table-cell table:style-name="Result2_20_in_20_Dollars_20_and_20_Cents" table:formula="oooc:=[Telephone.H20]" office:value-type="currency" office:value="4059.99">
            <text:p>$4,059.99</text:p>
          </table:table-cell>
          <table:table-cell table:style-name="Result2_20_in_20_Dollars_20_and_20_Cents" table:formula="oooc:=[Internet.H20]" office:value-type="currency" office:value="900">
            <text:p>$900.00</text:p>
          </table:table-cell>
          <table:table-cell table:style-name="Result2_20_in_20_Dollars_20_and_20_Cents" table:formula="oooc:=[Receptionist.H20]" office:value-type="currency" office:value="20400">
            <text:p>$20,400.00</text:p>
          </table:table-cell>
          <table:table-cell table:style-name="Result2_20_in_20_Dollars_20_and_20_Cents" table:formula="oooc:=SUM([.N18:.V18])" office:value-type="currency" office:value="96835.62">
            <text:p>$96,835.62</text:p>
          </table:table-cell>
          <table:table-cell table:style-name="Result2_20_in_20_Dollars_20_and_20_Cents" table:formula="oooc:=SUM([.X8:.X17])" office:value-type="currency" office:value="100200">
            <text:p>$100,200.00</text:p>
          </table:table-cell>
          <table:table-cell table:style-name="Result2_20_in_20_Dollars_20_and_20_Cents" table:formula="oooc:=SUM([.Y8:.Y17])" office:value-type="currency" office:value="3364.38000000002">
            <text:p>$3,364.38</text:p>
          </table:table-cell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2"/>
          <table:table-cell table:style-name="Card_20_L"/>
          <table:table-cell table:style-name="Card" table:number-columns-repeated="22"/>
          <table:table-cell table:style-name="Card_20_R"/>
          <table:table-cell table:style-name="ce10"/>
          <table:table-cell table:number-columns-repeated="227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22"/>
          <table:table-cell table:style-name="Card_20_BR"/>
          <table:table-cell table:style-name="ce10"/>
          <table:table-cell table:number-columns-repeated="227"/>
        </table:table-row>
        <table:table-row table:style-name="ro2">
          <table:table-cell/>
          <table:table-cell table:style-name="ce4"/>
          <table:table-cell table:style-name="ce7" table:number-columns-repeated="24"/>
          <table:table-cell table:style-name="ce11"/>
          <table:table-cell table:number-columns-repeated="227"/>
        </table:table-row>
        <table:table-row table:style-name="ro2" table:number-rows-repeated="3197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Invoices" table:style-name="ta2" table:protected="true" table:print-ranges="Invoices.C3:Invoices.I4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rintSingles" form:control-implementation="ooo:com.sun.star.form.component.CommandButton" form:id="control1" form:label="Print Unit Bills" office:target-frame="" xlink:href="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  <office:event-listeners>
                <script:event-listener script:language="ooo:StarBasic" script:event-name="form:performaction" script:macro-name="Standard.Functions.PrintSingles"/>
              </office:event-listeners>
            </form:button>
          </form:form>
        </office:forms>
        <table:table-column table:style-name="co1" table:number-columns-repeated="3" table:default-cell-style-name="Background"/>
        <table:table-column table:style-name="co11" table:default-cell-style-name="Background"/>
        <table:table-column table:style-name="co10" table:default-cell-style-name="Background"/>
        <table:table-column table:style-name="co12" table:default-cell-style-name="Background"/>
        <table:table-column table:style-name="co10" table:number-columns-repeated="2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1">
          <table:table-cell table:number-columns-repeated="2"/>
          <table:table-cell>
            <draw:control table:end-cell-address="Invoices.E1" table:end-x="0.027cm" table:end-y="1.031cm" draw:z-index="0" draw:text-style-name="P1" svg:width="5cm" svg:height="0.73cm" svg:x="0.006cm" svg:y="0.3cm" draw:control="control1"/>
          </table:table-cell>
          <table:table-cell table:number-columns-repeated="240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Office Costs 1999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5">
          <table:table-cell/>
          <table:table-cell table:style-name="ce2"/>
          <table:table-cell table:style-name="ce6" table:number-columns-spanned="2" table:number-rows-spanned="2"/>
          <table:covered-table-cell table:style-name="ce6">
            <draw:frame table:end-cell-address="Invoices.D5" table:end-x="3.873cm" table:end-y="1.263cm" draw:z-index="1" draw:name="Picture 2" draw:style-name="gr2" draw:text-style-name="P3" svg:width="3.853cm" svg:height="3.853cm" svg:x="0.019cm" svg:y="0.477cm">
              <draw:image xlink:href="Pictures/2000037E0000271000002710A1A80A8B.svm" xlink:type="simple" xlink:show="embed" xlink:actuate="onLoad">
                <text:p/>
              </draw:image>
            </draw:frame>
          </table:covered-table-cell>
          <table:table-cell table:style-name="ce12" office:value-type="string" table:number-columns-spanned="5" table:number-rows-spanned="1">
            <text:p>Office Sharing</text:p>
            <text:p>Association</text:p>
          </table:table-cell>
          <table:covered-table-cell table:number-columns-repeated="4" table:style-name="ce6"/>
          <table:table-cell table:style-name="ce10"/>
          <table:table-cell table:number-columns-repeated="233"/>
        </table:table-row>
        <table:table-row table:style-name="ro6">
          <table:table-cell/>
          <table:table-cell table:style-name="ce2"/>
          <table:covered-table-cell table:number-columns-repeated="2" table:style-name="Default"/>
          <table:table-cell table:style-name="ce13" office:value-type="string" table:number-columns-spanned="5" table:number-rows-spanned="1">
            <text:p>1113 Lake Avenue,</text:p>
            <text:p>Elmhurst, NY 11373</text:p>
          </table:table-cell>
          <table:covered-table-cell table:number-columns-repeated="4" table:style-name="Default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2" table:number-rows-spanned="1">
            <text:p>Your Data</text:p>
          </table:table-cell>
          <table:covered-table-cell table:style-name="ce6"/>
          <table:table-cell table:style-name="ce6" table:number-columns-repeated="5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Name</text:p>
          </table:table-cell>
          <table:table-cell table:style-name="Input" table:number-columns-spanned="4" table:number-rows-spanned="1"/>
          <table:covered-table-cell table:number-columns-repeated="3" table:style-name="Card"/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Address</text:p>
          </table:table-cell>
          <table:table-cell table:style-name="Result" office:value-type="string" table:number-columns-spanned="4" table:number-rows-spanned="1">
            <text:p>333 Ocean View, <text:s/>Texas, TX 55667</text:p>
          </table:table-cell>
          <table:covered-table-cell table:number-columns-repeated="3" table:style-name="Card"/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Office #</text:p>
          </table:table-cell>
          <table:table-cell table:style-name="Input_20_Without_20_Currency"/>
          <table:table-cell table:style-name="Card" table:number-columns-repeated="3"/>
          <table:table-cell table:style-name="Card_20_R"/>
          <table:table-cell table:style-name="ce10"/>
          <table:table-cell table:number-columns-repeated="233"/>
        </table:table-row>
        <table:table-row table:style-name="ro8">
          <table:table-cell/>
          <table:table-cell table:style-name="ce2"/>
          <table:table-cell table:style-name="Card_20_L"/>
          <table:table-cell table:style-name="Card" office:value-type="string">
            <text:p>Sq.Ft</text:p>
          </table:table-cell>
          <table:table-cell table:style-name="Input_20_Without_20_Currency_2c__20_Two_20_Decimal_20_Places"/>
          <table:table-cell table:style-name="Card" office:value-type="string">
            <text:p>Total</text:p>
          </table:table-cell>
          <table:table-cell table:style-name="Result2_20_Without_20_Currency_2c__20_Two_20_Decimal_20_Places" table:formula="oooc:=[Overview.G18]" office:value-type="float" office:value="438.5">
            <text:p>438.5</text:p>
          </table:table-cell>
          <table:table-cell table:style-name="Card"/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Billing Period</text:p>
          </table:table-cell>
          <table:table-cell table:style-name="Input_20_Date"/>
          <table:table-cell table:style-name="Card" office:value-type="string">
            <text:p>to</text:p>
          </table:table-cell>
          <table:table-cell table:style-name="Input_20_Date"/>
          <table:table-cell table:style-name="ce14" table:formula="oooc:=[.G12]-[.E12]+1" office:value-type="float" office:value="1">
            <text:p>1 days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9" table:visibility="collapse">
          <table:table-cell/>
          <table:table-cell table:style-name="ce2"/>
          <table:table-cell table:style-name="Card_20_L"/>
          <table:table-cell table:style-name="Card" table:number-columns-repeated="3"/>
          <table:table-cell table:number-columns-repeated="2" table:style-name="Input"/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2" table:number-rows-spanned="1">
            <text:p>Account</text:p>
          </table:table-cell>
          <table:covered-table-cell table:style-name="ce6"/>
          <table:table-cell table:style-name="ce6" table:number-columns-repeated="5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10">
          <table:table-cell/>
          <table:table-cell table:style-name="ce2"/>
          <table:table-cell table:style-name="Card_20_L"/>
          <table:table-cell table:style-name="Card"/>
          <table:table-cell table:style-name="Column_20_Header" office:value-type="string" table:number-columns-spanned="2" table:number-rows-spanned="1">
            <text:p>Total <text:span text:style-name="T1">1)</text:span></text:p>
          </table:table-cell>
          <table:covered-table-cell table:style-name="Column_20_Header"/>
          <table:table-cell table:style-name="Column_20_Header" office:value-type="string">
            <text:p>Key <text:span text:style-name="T1">2)</text:span></text:p>
          </table:table-cell>
          <table:table-cell table:style-name="Column_20_Header" office:value-type="string">
            <text:p>Amount Due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Rent</text:p>
          </table:table-cell>
          <table:table-cell table:style-name="Result_20_in_20_Dollars_20_and_20_Cents" table:formula="oooc:=[Rent.H20]" office:value-type="currency" office:value="65496" table:number-columns-spanned="2" table:number-rows-spanned="1">
            <text:p>$65,496.00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19]*[.G19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Electricity</text:p>
          </table:table-cell>
          <table:table-cell table:style-name="Result_20_in_20_Dollars_20_and_20_Cents" table:formula="oooc:=[Electricity.H21]" office:value-type="currency" office:value="1617.34" table:number-columns-spanned="2" table:number-rows-spanned="1">
            <text:p>$1,617.34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20]*[.G20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Water</text:p>
          </table:table-cell>
          <table:table-cell table:style-name="Result_20_in_20_Dollars_20_and_20_Cents" table:formula="oooc:=[Water.H15]" office:value-type="currency" office:value="151.42" table:number-columns-spanned="2" table:number-rows-spanned="1">
            <text:p>$151.42</text:p>
          </table:table-cell>
          <table:covered-table-cell table:style-name="Result"/>
          <table:table-cell table:style-name="Result_20_in_20__25_" table:formula="oooc:=[.G13]" office:value-type="percentage" office:value="0">
            <text:p>0.00%</text:p>
          </table:table-cell>
          <table:table-cell table:style-name="Result_20_in_20_Dollars_20_and_20_Cents" table:formula="oooc:=[.E21]*[.G21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Cleaning Services</text:p>
          </table:table-cell>
          <table:table-cell table:style-name="Result_20_in_20_Dollars_20_and_20_Cents" table:formula="oooc:=['Cleaning Services'.H20]" office:value-type="currency" office:value="3480" table:number-columns-spanned="2" table:number-rows-spanned="1">
            <text:p>$3,480.00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22]*[.G22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Office Materials</text:p>
          </table:table-cell>
          <table:table-cell table:style-name="Result_20_in_20_Dollars_20_and_20_Cents" table:formula="oooc:=['Office Materials'.H24]" office:value-type="currency" office:value="648.23" table:number-columns-spanned="2" table:number-rows-spanned="1">
            <text:p>$648.23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23]*[.G23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Coffee, Beverages etc.</text:p>
          </table:table-cell>
          <table:table-cell table:style-name="Result_20_in_20_Dollars_20_and_20_Cents" table:formula="oooc:=[Beverages.H28]" office:value-type="currency" office:value="82.64" table:number-columns-spanned="2" table:number-rows-spanned="1">
            <text:p>$82.64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24]*[.G24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elephone</text:p>
          </table:table-cell>
          <table:table-cell table:style-name="Result_20_in_20_Dollars_20_and_20_Cents" table:formula="oooc:=[Telephone.H20]" office:value-type="currency" office:value="4059.99" table:number-columns-spanned="2" table:number-rows-spanned="1">
            <text:p>$4,059.99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25]*[.G25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Internet</text:p>
          </table:table-cell>
          <table:table-cell table:style-name="Result_20_in_20_Dollars_20_and_20_Cents" table:formula="oooc:=[Internet.H20]" office:value-type="currency" office:value="900" table:number-columns-spanned="2" table:number-rows-spanned="1">
            <text:p>$900.00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26]*[.G26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Receptionist</text:p>
          </table:table-cell>
          <table:table-cell table:style-name="Result_20_in_20_Dollars_20_and_20_Cents" table:formula="oooc:=[Receptionist.H20]" office:value-type="currency" office:value="20400" table:number-columns-spanned="2" table:number-rows-spanned="1">
            <text:p>$20,400.00</text:p>
          </table:table-cell>
          <table:covered-table-cell table:style-name="Result"/>
          <table:table-cell table:style-name="Result_20_in_20__25_" table:formula="oooc:=[.H13]" office:value-type="percentage" office:value="0">
            <text:p>0.00%</text:p>
          </table:table-cell>
          <table:table-cell table:style-name="Result_20_in_20_Dollars_20_and_20_Cents" table:formula="oooc:=[.E27]*[.G27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Card" table:number-columns-repeated="5"/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Result_20_in_20_Dollars_20_and_20_Cents" table:formula="oooc:=SUM([.E19:.E27])" office:value-type="currency" office:value="96835.62" table:number-columns-spanned="2" table:number-rows-spanned="1">
            <text:p>$96,835.62</text:p>
          </table:table-cell>
          <table:covered-table-cell table:style-name="Result"/>
          <table:table-cell table:style-name="Card"/>
          <table:table-cell table:style-name="Result_20_in_20_Dollars_20_and_20_Cents" table:formula="oooc:=SUM([.H19:.H27])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Prepayment</text:p>
          </table:table-cell>
          <table:table-cell table:style-name="Card" table:number-columns-spanned="2" table:number-rows-spanned="1"/>
          <table:covered-table-cell table:style-name="Result"/>
          <table:table-cell table:style-name="Card"/>
          <table:table-cell table:style-name="Input_20_in_20_Dollars_20_and_20_Cents"/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table:formula="oooc:=IF([.H31]&lt;0;&quot;Amount Due&quot;;&quot;Credit Amount&quot;)" office:value-type="string" office:string-value="Credit Amount">
            <text:p>Credit Amount</text:p>
          </table:table-cell>
          <table:table-cell table:style-name="Card" table:number-columns-repeated="3"/>
          <table:table-cell table:style-name="Result2_20_in_20_Dollars_20_and_20_Cents" table:formula="oooc:=[.H30]-[.H29]" office:value-type="currency" office:value="0">
            <text:p>$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2" table:number-rows-spanned="1">
            <text:p>Information</text:p>
          </table:table-cell>
          <table:covered-table-cell table:style-name="ce6"/>
          <table:table-cell table:style-name="ce6" table:number-columns-repeated="5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10">
          <table:table-cell/>
          <table:table-cell table:style-name="ce2"/>
          <table:table-cell table:style-name="Card_20_L"/>
          <table:table-cell table:style-name="Card_20_Left_20_Alignment" office:value-type="string" table:number-columns-spanned="5" table:number-rows-spanned="1">
            <text:p><text:span text:style-name="T1">1)</text:span> Costs incurred for the entire billing period</text:p>
          </table:table-cell>
          <table:covered-table-cell table:number-columns-repeated="4" table:style-name="Card"/>
          <table:table-cell table:style-name="Card_20_R"/>
          <table:table-cell table:style-name="ce10"/>
          <table:table-cell table:number-columns-repeated="233"/>
        </table:table-row>
        <table:table-row table:style-name="ro11">
          <table:table-cell/>
          <table:table-cell table:style-name="ce2"/>
          <table:table-cell table:style-name="Card_20_L"/>
          <table:table-cell table:style-name="Card_20_Left_20_Alignment" office:value-type="string" table:number-columns-spanned="5" table:number-rows-spanned="1">
            <text:p><text:span text:style-name="T1">2)</text:span> <text:span text:style-name="T2">Internet</text:span> and <text:span text:style-name="T2">Receptionist</text:span> are distributed by days, other costs are proportionally distributed based on rented space and days.</text:p>
          </table:table-cell>
          <table:covered-table-cell table:number-columns-repeated="4" table:style-name="Card"/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Card" table:number-columns-repeated="5"/>
          <table:table-cell table:style-name="Card_20_R"/>
          <table:table-cell table:style-name="ce10"/>
          <table:table-cell table:number-columns-repeated="233"/>
        </table:table-row>
        <table:table-row table:style-name="ro8">
          <table:table-cell/>
          <table:table-cell table:style-name="ce2"/>
          <table:table-cell table:style-name="Card_20_L"/>
          <table:table-cell table:style-name="Card_20_Left_20_Alignment" office:value-type="string" table:number-columns-spanned="5" table:number-rows-spanned="1">
            <text:p>Any credit amounts will be deducted from your next prepayment, any extras payments will be added to your next prepayment.</text:p>
          </table:table-cell>
          <table:covered-table-cell table:number-columns-repeated="4" table:style-name="Card"/>
          <table:table-cell table:style-name="Card_20_R"/>
          <table:table-cell table:style-name="ce10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ard_20_Left_20_Alignment" office:value-type="string" table:number-columns-spanned="5" table:number-rows-spanned="1">
            <text:p>If you are no longer a member of the association, please pay all remaining invoices within four weeks. If you have a credit amount, please give us your banking details.</text:p>
          </table:table-cell>
          <table:covered-table-cell table:number-columns-repeated="4" table:style-name="Card"/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57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Rent" table:style-name="ta2" table:protected="true" table:print-ranges="Rent.C3:Rent.I21">
        <table:table-column table:style-name="co1" table:number-columns-repeated="3" table:default-cell-style-name="Background"/>
        <table:table-column table:style-name="co13" table:default-cell-style-name="Background"/>
        <table:table-column table:style-name="co10" table:default-cell-style-name="Background"/>
        <table:table-column table:style-name="co14" table:default-cell-style-name="Background"/>
        <table:table-column table:style-name="co15" table:default-cell-style-name="Background"/>
        <table:table-column table:style-name="co16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Rent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31">
            <text:p>1/31/99</text:p>
          </table:table-cell>
          <table:table-cell table:style-name="Input" office:value-type="string">
            <text:p>99/01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January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28">
            <text:p>2/28/99</text:p>
          </table:table-cell>
          <table:table-cell table:style-name="Input" office:value-type="string">
            <text:p>99/02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February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31">
            <text:p>3/31/99</text:p>
          </table:table-cell>
          <table:table-cell table:style-name="Input" office:value-type="string">
            <text:p>99/03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March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30">
            <text:p>4/30/99</text:p>
          </table:table-cell>
          <table:table-cell table:style-name="Input" office:value-type="string">
            <text:p>99/04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April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31">
            <text:p>5/31/99</text:p>
          </table:table-cell>
          <table:table-cell table:style-name="Input" office:value-type="string">
            <text:p>99/05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May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30">
            <text:p>6/30/99</text:p>
          </table:table-cell>
          <table:table-cell table:style-name="Input" office:value-type="string">
            <text:p>99/06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June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31">
            <text:p>7/31/99</text:p>
          </table:table-cell>
          <table:table-cell table:style-name="Input" office:value-type="string">
            <text:p>99/07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July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31">
            <text:p>8/31/99</text:p>
          </table:table-cell>
          <table:table-cell table:style-name="Input" office:value-type="string">
            <text:p>99/08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August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30">
            <text:p>9/30/99</text:p>
          </table:table-cell>
          <table:table-cell table:style-name="Input" office:value-type="string">
            <text:p>99/09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September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31">
            <text:p>10/31/99</text:p>
          </table:table-cell>
          <table:table-cell table:style-name="Input" office:value-type="string">
            <text:p>99/10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October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30">
            <text:p>11/30/99</text:p>
          </table:table-cell>
          <table:table-cell table:style-name="Input" office:value-type="string">
            <text:p>99/11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November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31">
            <text:p>12/31/99</text:p>
          </table:table-cell>
          <table:table-cell table:style-name="Input" office:value-type="string">
            <text:p>99/12/0365</text:p>
          </table:table-cell>
          <table:table-cell table:style-name="Input" office:value-type="string">
            <text:p>Satelite City <text:s/>Real Estate</text:p>
          </table:table-cell>
          <table:table-cell table:style-name="Input" office:value-type="string">
            <text:p>Rent - December</text:p>
          </table:table-cell>
          <table:table-cell table:style-name="ce8" office:value-type="currency" office:value="5458">
            <text:p>$5,45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19])" office:value-type="currency" office:value="65496">
            <text:p>$65,496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77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Electricity" table:style-name="ta2" table:protected="true" table:print-ranges="Electricity.C3:Electricity.I22">
        <table:table-column table:style-name="co1" table:number-columns-repeated="3" table:default-cell-style-name="Background"/>
        <table:table-column table:style-name="co17" table:default-cell-style-name="Background"/>
        <table:table-column table:style-name="co10" table:default-cell-style-name="Background"/>
        <table:table-column table:style-name="co18" table:default-cell-style-name="Background"/>
        <table:table-column table:style-name="co19" table:default-cell-style-name="Background"/>
        <table:table-column table:style-name="co20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Electricity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03">
            <text:p>1/3/99</text:p>
          </table:table-cell>
          <table:table-cell table:style-name="Input" office:value-type="string">
            <text:p>56-00512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January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03">
            <text:p>2/3/99</text:p>
          </table:table-cell>
          <table:table-cell table:style-name="Input" office:value-type="string">
            <text:p>56-01024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February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03">
            <text:p>3/3/99</text:p>
          </table:table-cell>
          <table:table-cell table:style-name="Input" office:value-type="string">
            <text:p>56-01599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March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03">
            <text:p>4/3/99</text:p>
          </table:table-cell>
          <table:table-cell table:style-name="Input" office:value-type="string">
            <text:p>56-02101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April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03">
            <text:p>5/3/99</text:p>
          </table:table-cell>
          <table:table-cell table:style-name="Input" office:value-type="string">
            <text:p>56-02699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May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03">
            <text:p>6/3/99</text:p>
          </table:table-cell>
          <table:table-cell table:style-name="Input" office:value-type="string">
            <text:p>56-03297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June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03">
            <text:p>7/3/99</text:p>
          </table:table-cell>
          <table:table-cell table:style-name="Input" office:value-type="string">
            <text:p>56-03994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July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03">
            <text:p>8/3/99</text:p>
          </table:table-cell>
          <table:table-cell table:style-name="Input" office:value-type="string">
            <text:p>56-04603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August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03">
            <text:p>9/3/99</text:p>
          </table:table-cell>
          <table:table-cell table:style-name="Input" office:value-type="string">
            <text:p>56-05213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September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03">
            <text:p>10/3/99</text:p>
          </table:table-cell>
          <table:table-cell table:style-name="Input" office:value-type="string">
            <text:p>56-05834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October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03">
            <text:p>11/3/99</text:p>
          </table:table-cell>
          <table:table-cell table:style-name="Input" office:value-type="string">
            <text:p>56-06471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November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03">
            <text:p>12/3/99</text:p>
          </table:table-cell>
          <table:table-cell table:style-name="Input" office:value-type="string">
            <text:p>56-07099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Electricity for December 99</text:p>
          </table:table-cell>
          <table:table-cell table:style-name="ce8" office:value-type="currency" office:value="125">
            <text:p>$1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25">
            <text:p>1/25/99</text:p>
          </table:table-cell>
          <table:table-cell table:style-name="Input" office:value-type="string">
            <text:p>56-13118-99</text:p>
          </table:table-cell>
          <table:table-cell table:style-name="Input" office:value-type="string">
            <text:p>Public Utility New York</text:p>
          </table:table-cell>
          <table:table-cell table:style-name="Input" office:value-type="string">
            <text:p>Final Account 99</text:p>
          </table:table-cell>
          <table:table-cell table:style-name="ce8" office:value-type="currency" office:value="117.34">
            <text:p>$117.34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20])" office:value-type="currency" office:value="1617.34">
            <text:p>$1,617.34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76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Water" table:style-name="ta2" table:protected="true" table:print-ranges="Water.C3:Water.I16">
        <table:table-column table:style-name="co1" table:number-columns-repeated="3" table:default-cell-style-name="Background"/>
        <table:table-column table:style-name="co21" table:default-cell-style-name="Background"/>
        <table:table-column table:style-name="co10" table:default-cell-style-name="Background"/>
        <table:table-column table:style-name="co22" table:default-cell-style-name="Background"/>
        <table:table-column table:style-name="co23" table:default-cell-style-name="Background"/>
        <table:table-column table:style-name="co24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Water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08">
            <text:p>1/8/99</text:p>
          </table:table-cell>
          <table:table-cell table:style-name="Input" office:value-type="string">
            <text:p>AB 99-010085</text:p>
          </table:table-cell>
          <table:table-cell table:style-name="Input" office:value-type="string">
            <text:p>NYC Water Company</text:p>
          </table:table-cell>
          <table:table-cell table:style-name="Input" office:value-type="string">
            <text:p>Water + sewage, 1-2/99</text:p>
          </table:table-cell>
          <table:table-cell table:style-name="ce8" office:value-type="currency" office:value="28">
            <text:p>$2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07">
            <text:p>3/7/99</text:p>
          </table:table-cell>
          <table:table-cell table:style-name="Input" office:value-type="string">
            <text:p>AB 99-030085</text:p>
          </table:table-cell>
          <table:table-cell table:style-name="Input" office:value-type="string">
            <text:p>NYC Water Company</text:p>
          </table:table-cell>
          <table:table-cell table:style-name="Input" office:value-type="string">
            <text:p>Water + sewage 3-4/99</text:p>
          </table:table-cell>
          <table:table-cell table:style-name="ce8" office:value-type="currency" office:value="28">
            <text:p>$2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07">
            <text:p>5/7/99</text:p>
          </table:table-cell>
          <table:table-cell table:style-name="Input" office:value-type="string">
            <text:p>AB 99-050085</text:p>
          </table:table-cell>
          <table:table-cell table:style-name="Input" office:value-type="string">
            <text:p>NYC Water Company</text:p>
          </table:table-cell>
          <table:table-cell table:style-name="Input" office:value-type="string">
            <text:p>Water + sewage, 5-6/99</text:p>
          </table:table-cell>
          <table:table-cell table:style-name="ce8" office:value-type="currency" office:value="28">
            <text:p>$2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08">
            <text:p>7/8/99</text:p>
          </table:table-cell>
          <table:table-cell table:style-name="Input" office:value-type="string">
            <text:p>AB 99-070085</text:p>
          </table:table-cell>
          <table:table-cell table:style-name="Input" office:value-type="string">
            <text:p>NYC Water Company</text:p>
          </table:table-cell>
          <table:table-cell table:style-name="Input" office:value-type="string">
            <text:p>Water + sewage, 7-8/99</text:p>
          </table:table-cell>
          <table:table-cell table:style-name="ce8" office:value-type="currency" office:value="28">
            <text:p>$2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07">
            <text:p>9/7/99</text:p>
          </table:table-cell>
          <table:table-cell table:style-name="Input" office:value-type="string">
            <text:p>AB 99-090085</text:p>
          </table:table-cell>
          <table:table-cell table:style-name="Input" office:value-type="string">
            <text:p>NYC Water Company</text:p>
          </table:table-cell>
          <table:table-cell table:style-name="Input" office:value-type="string">
            <text:p>Water + sewage, 9-10/99</text:p>
          </table:table-cell>
          <table:table-cell table:style-name="ce8" office:value-type="currency" office:value="28">
            <text:p>$2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09">
            <text:p>11/9/99</text:p>
          </table:table-cell>
          <table:table-cell table:style-name="Input" office:value-type="string">
            <text:p>AB 99-110275</text:p>
          </table:table-cell>
          <table:table-cell table:style-name="Input" office:value-type="string">
            <text:p>NYC Water Company</text:p>
          </table:table-cell>
          <table:table-cell table:style-name="Input" office:value-type="string">
            <text:p>Water + sewage, 11-12/99</text:p>
          </table:table-cell>
          <table:table-cell table:style-name="ce8" office:value-type="currency" office:value="28">
            <text:p>$28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09">
            <text:p>11/9/99</text:p>
          </table:table-cell>
          <table:table-cell table:style-name="Input" office:value-type="string">
            <text:p>AB 99-142564</text:p>
          </table:table-cell>
          <table:table-cell table:style-name="Input" office:value-type="string">
            <text:p>NYC Water Company</text:p>
          </table:table-cell>
          <table:table-cell table:style-name="Input" office:value-type="string">
            <text:p>Final Account 99</text:p>
          </table:table-cell>
          <table:table-cell table:style-name="ce8" office:value-type="currency" office:value="-16.58">
            <text:p>-$16.58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14])" office:value-type="currency" office:value="151.42">
            <text:p>$151.42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82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Cleaning Services" table:style-name="ta2" table:protected="true" table:print-ranges="'Cleaning Services'.C3:'Cleaning Services'.I21">
        <table:table-column table:style-name="co1" table:number-columns-repeated="3" table:default-cell-style-name="Background"/>
        <table:table-column table:style-name="co17" table:default-cell-style-name="Background"/>
        <table:table-column table:style-name="co10" table:default-cell-style-name="Background"/>
        <table:table-column table:style-name="co25" table:default-cell-style-name="Background"/>
        <table:table-column table:style-name="co26" table:default-cell-style-name="Background"/>
        <table:table-column table:style-name="co27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Cleaning Services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04">
            <text:p>2/4/99</text:p>
          </table:table-cell>
          <table:table-cell table:style-name="Input" office:value-type="string">
            <text:p>99-01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January 99</text:p>
          </table:table-cell>
          <table:table-cell table:style-name="ce8" office:value-type="currency" office:value="300">
            <text:p>$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01">
            <text:p>3/1/99</text:p>
          </table:table-cell>
          <table:table-cell table:style-name="Input" office:value-type="string">
            <text:p>99-02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February 99</text:p>
          </table:table-cell>
          <table:table-cell table:style-name="ce8" office:value-type="currency" office:value="255">
            <text:p>$25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02">
            <text:p>4/2/99</text:p>
          </table:table-cell>
          <table:table-cell table:style-name="Input" office:value-type="string">
            <text:p>99-03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March 99</text:p>
          </table:table-cell>
          <table:table-cell table:style-name="ce8" office:value-type="currency" office:value="315">
            <text:p>$31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03">
            <text:p>5/3/99</text:p>
          </table:table-cell>
          <table:table-cell table:style-name="Input" office:value-type="string">
            <text:p>99-04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April 99</text:p>
          </table:table-cell>
          <table:table-cell table:style-name="ce8" office:value-type="currency" office:value="285">
            <text:p>$28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01">
            <text:p>6/1/99</text:p>
          </table:table-cell>
          <table:table-cell table:style-name="Input" office:value-type="string">
            <text:p>99-05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May 99</text:p>
          </table:table-cell>
          <table:table-cell table:style-name="ce8" office:value-type="currency" office:value="300">
            <text:p>$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01">
            <text:p>7/1/99</text:p>
          </table:table-cell>
          <table:table-cell table:style-name="Input" office:value-type="string">
            <text:p>99-06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June 99</text:p>
          </table:table-cell>
          <table:table-cell table:style-name="ce8" office:value-type="currency" office:value="300">
            <text:p>$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05">
            <text:p>8/5/99</text:p>
          </table:table-cell>
          <table:table-cell table:style-name="Input" office:value-type="string">
            <text:p>99-07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July 99</text:p>
          </table:table-cell>
          <table:table-cell table:style-name="ce8" office:value-type="currency" office:value="330">
            <text:p>$33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06">
            <text:p>9/6/99</text:p>
          </table:table-cell>
          <table:table-cell table:style-name="Input" office:value-type="string">
            <text:p>99-08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August 99</text:p>
          </table:table-cell>
          <table:table-cell table:style-name="ce8" office:value-type="currency" office:value="315">
            <text:p>$31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01">
            <text:p>10/1/99</text:p>
          </table:table-cell>
          <table:table-cell table:style-name="Input" office:value-type="string">
            <text:p>99-09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September 99</text:p>
          </table:table-cell>
          <table:table-cell table:style-name="ce8" office:value-type="currency" office:value="285">
            <text:p>$28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31">
            <text:p>10/31/99</text:p>
          </table:table-cell>
          <table:table-cell table:style-name="Input" office:value-type="string">
            <text:p>99-10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October 99</text:p>
          </table:table-cell>
          <table:table-cell table:style-name="ce8" office:value-type="currency" office:value="300">
            <text:p>$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03">
            <text:p>12/3/99</text:p>
          </table:table-cell>
          <table:table-cell table:style-name="Input" office:value-type="string">
            <text:p>99-11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November 99</text:p>
          </table:table-cell>
          <table:table-cell table:style-name="ce8" office:value-type="currency" office:value="285">
            <text:p>$28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01">
            <text:p>6/1/99</text:p>
          </table:table-cell>
          <table:table-cell table:style-name="Input" office:value-type="string">
            <text:p>99-12 00237</text:p>
          </table:table-cell>
          <table:table-cell table:style-name="Input" office:value-type="string">
            <text:p>StarClean Services</text:p>
          </table:table-cell>
          <table:table-cell table:style-name="Input" office:value-type="string">
            <text:p>Invoice for December 99</text:p>
          </table:table-cell>
          <table:table-cell table:style-name="ce8" office:value-type="currency" office:value="210">
            <text:p>$21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19])" office:value-type="currency" office:value="3480">
            <text:p>$3,48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77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Office Materials" table:style-name="ta2" table:protected="true" table:print-ranges="'Office Materials'.C3:'Office Materials'.I25">
        <table:table-column table:style-name="co1" table:number-columns-repeated="3" table:default-cell-style-name="Background"/>
        <table:table-column table:style-name="co20" table:default-cell-style-name="Background"/>
        <table:table-column table:style-name="co10" table:default-cell-style-name="Background"/>
        <table:table-column table:style-name="co28" table:default-cell-style-name="Background"/>
        <table:table-column table:style-name="co29" table:default-cell-style-name="Background"/>
        <table:table-column table:style-name="co30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Office Materials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15">
            <text:p>1/15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13.21">
            <text:p>$13.21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15">
            <text:p>2/15/99</text:p>
          </table:table-cell>
          <table:table-cell table:style-name="Input" office:value-type="string">
            <text:p>0023417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11.99">
            <text:p>$11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25">
            <text:p>2/25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34.94">
            <text:p>$34.94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10">
            <text:p>3/10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52.8">
            <text:p>$52.8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15">
            <text:p>4/15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17.36">
            <text:p>$17.36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03">
            <text:p>5/3/99</text:p>
          </table:table-cell>
          <table:table-cell table:style-name="Input" office:value-type="string">
            <text:p>003274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45">
            <text:p>$4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31">
            <text:p>5/31/99</text:p>
          </table:table-cell>
          <table:table-cell table:style-name="Input" office:value-type="string">
            <text:p>003427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132.94">
            <text:p>$132.94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23">
            <text:p>6/23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13.27">
            <text:p>$13.27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15">
            <text:p>7/15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9.48">
            <text:p>$9.48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31">
            <text:p>8/31/99</text:p>
          </table:table-cell>
          <table:table-cell table:style-name="Input" office:value-type="string">
            <text:p>0042713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99.42">
            <text:p>$99.42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17">
            <text:p>9/17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8.27">
            <text:p>$8.27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06">
            <text:p>10/6/99</text:p>
          </table:table-cell>
          <table:table-cell table:style-name="Input" office:value-type="string">
            <text:p>0047312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12.1">
            <text:p>$12.1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13">
            <text:p>11/13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37.28">
            <text:p>$37.28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15">
            <text:p>11/15/99</text:p>
          </table:table-cell>
          <table:table-cell table:style-name="Input" office:value-type="string">
            <text:p>0071234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99.22">
            <text:p>$99.22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15">
            <text:p>12/15/99</text:p>
          </table:table-cell>
          <table:table-cell table:style-name="Input" office:value-type="string">
            <text:p>007243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49.75">
            <text:p>$49.75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18">
            <text:p>12/18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taples</text:p>
          </table:table-cell>
          <table:table-cell table:style-name="Input" office:value-type="string">
            <text:p>Office supplies</text:p>
          </table:table-cell>
          <table:table-cell table:style-name="ce8" office:value-type="currency" office:value="11.2">
            <text:p>$11.2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23])" office:value-type="currency" office:value="648.23">
            <text:p>$648.23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73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Beverages" table:style-name="ta2" table:protected="true" table:print-ranges="Beverages.C3:Beverages.I29">
        <table:table-column table:style-name="co1" table:number-columns-repeated="3" table:default-cell-style-name="Background"/>
        <table:table-column table:style-name="co31" table:default-cell-style-name="Background"/>
        <table:table-column table:style-name="co10" table:default-cell-style-name="Background"/>
        <table:table-column table:style-name="co32" table:default-cell-style-name="Background"/>
        <table:table-column table:style-name="co33" table:default-cell-style-name="Background"/>
        <table:table-column table:style-name="co30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Coffee, Beverages etc.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13">
            <text:p>1/13/99</text:p>
          </table:table-cell>
          <table:table-cell table:style-name="Input" office:value-type="string">
            <text:p>990030564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11.82">
            <text:p>$11.82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18">
            <text:p>1/18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afeway</text:p>
          </table:table-cell>
          <table:table-cell table:style-name="Input" office:value-type="string">
            <text:p>Tissue</text:p>
          </table:table-cell>
          <table:table-cell table:style-name="ce8" office:value-type="currency" office:value="2.99">
            <text:p>$2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15">
            <text:p>2/15/99</text:p>
          </table:table-cell>
          <table:table-cell table:style-name="Input" office:value-type="string">
            <text:p>0023417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9.89">
            <text:p>$9.8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20">
            <text:p>2/20/99</text:p>
          </table:table-cell>
          <table:table-cell table:style-name="Input" office:value-type="string">
            <text:p>002437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Tissue, Cookies</text:p>
          </table:table-cell>
          <table:table-cell table:style-name="ce8" office:value-type="currency" office:value="8.96">
            <text:p>$8.96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23">
            <text:p>2/23/99</text:p>
          </table:table-cell>
          <table:table-cell table:style-name="Input" office:value-type="string">
            <text:p>002473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</text:p>
          </table:table-cell>
          <table:table-cell table:style-name="ce8" office:value-type="currency" office:value="3.94">
            <text:p>$3.94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27">
            <text:p>2/27/99</text:p>
          </table:table-cell>
          <table:table-cell table:style-name="Input" office:value-type="string">
            <text:p>0027134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Napkins</text:p>
          </table:table-cell>
          <table:table-cell table:style-name="ce8" office:value-type="currency" office:value="1.62">
            <text:p>$1.62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01">
            <text:p>4/1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afeway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27.06">
            <text:p>$27.06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03">
            <text:p>5/3/99</text:p>
          </table:table-cell>
          <table:table-cell table:style-name="Input" office:value-type="string">
            <text:p>003274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14.88">
            <text:p>$14.88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27">
            <text:p>5/27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afeway</text:p>
          </table:table-cell>
          <table:table-cell table:style-name="Input" office:value-type="string">
            <text:p>Tissue</text:p>
          </table:table-cell>
          <table:table-cell table:style-name="ce8" office:value-type="currency" office:value="2.99">
            <text:p>$2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31">
            <text:p>5/31/99</text:p>
          </table:table-cell>
          <table:table-cell table:style-name="Input" office:value-type="string">
            <text:p>003427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16.43">
            <text:p>$16.43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08">
            <text:p>6/8/99</text:p>
          </table:table-cell>
          <table:table-cell table:style-name="Input" office:value-type="string">
            <text:p>0034712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Beverages</text:p>
          </table:table-cell>
          <table:table-cell table:style-name="ce8" office:value-type="currency" office:value="12.55">
            <text:p>$12.55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17">
            <text:p>7/17/99</text:p>
          </table:table-cell>
          <table:table-cell table:style-name="Input" office:value-type="string">
            <text:p>0037214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28.35">
            <text:p>$28.35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31">
            <text:p>8/31/99</text:p>
          </table:table-cell>
          <table:table-cell table:style-name="Input" office:value-type="string">
            <text:p>0042713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11.18">
            <text:p>$11.18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19">
            <text:p>9/19/99</text:p>
          </table:table-cell>
          <table:table-cell table:style-name="Input" office:value-type="string">
            <text:p>0043127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29.46">
            <text:p>$29.46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26">
            <text:p>9/26/99</text:p>
          </table:table-cell>
          <table:table-cell table:style-name="Input" office:value-type="string">
            <text:p>004372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</text:p>
          </table:table-cell>
          <table:table-cell table:style-name="ce8" office:value-type="currency" office:value="22.65">
            <text:p>$22.65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23">
            <text:p>10/23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afeway</text:p>
          </table:table-cell>
          <table:table-cell table:style-name="Input" office:value-type="string">
            <text:p>Tissue, Cookies</text:p>
          </table:table-cell>
          <table:table-cell table:style-name="ce8" office:value-type="currency" office:value="7.73">
            <text:p>$7.73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30">
            <text:p>10/30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afeway</text:p>
          </table:table-cell>
          <table:table-cell table:style-name="Input" office:value-type="string">
            <text:p>Detergent</text:p>
          </table:table-cell>
          <table:table-cell table:style-name="ce8" office:value-type="currency" office:value="0.99">
            <text:p>$0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31">
            <text:p>10/31/99</text:p>
          </table:table-cell>
          <table:table-cell table:style-name="Input" office:value-type="string">
            <text:p>(none)</text:p>
          </table:table-cell>
          <table:table-cell table:style-name="Input" office:value-type="string">
            <text:p>Safeway</text:p>
          </table:table-cell>
          <table:table-cell table:style-name="Input" office:value-type="string">
            <text:p>Beverages</text:p>
          </table:table-cell>
          <table:table-cell table:style-name="ce8" office:value-type="currency" office:value="9.7">
            <text:p>$9.7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13">
            <text:p>11/13/99</text:p>
          </table:table-cell>
          <table:table-cell table:style-name="Input" office:value-type="string">
            <text:p>0071234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22.56">
            <text:p>$22.56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15">
            <text:p>12/15/99</text:p>
          </table:table-cell>
          <table:table-cell table:style-name="Input" office:value-type="string">
            <text:p>0072431 99</text:p>
          </table:table-cell>
          <table:table-cell table:style-name="Input" office:value-type="string">
            <text:p>Costco</text:p>
          </table:table-cell>
          <table:table-cell table:style-name="Input" office:value-type="string">
            <text:p>Coffee, Beverages etc.</text:p>
          </table:table-cell>
          <table:table-cell table:style-name="ce8" office:value-type="currency" office:value="49.39">
            <text:p>$49.3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24:.H27])" office:value-type="currency" office:value="82.64">
            <text:p>$82.64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69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Telephone" table:style-name="ta2" table:protected="true" table:print-ranges="Telephone.C3:Telephone.I21">
        <table:table-column table:style-name="co1" table:number-columns-repeated="3" table:default-cell-style-name="Background"/>
        <table:table-column table:style-name="co17" table:default-cell-style-name="Background"/>
        <table:table-column table:style-name="co10" table:default-cell-style-name="Background"/>
        <table:table-column table:style-name="co34" table:default-cell-style-name="Background"/>
        <table:table-column table:style-name="co35" table:default-cell-style-name="Background"/>
        <table:table-column table:style-name="co30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Telephone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15">
            <text:p>1/15/99</text:p>
          </table:table-cell>
          <table:table-cell table:style-name="Input" office:value-type="string">
            <text:p>5550401 01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Jan. 99</text:p>
          </table:table-cell>
          <table:table-cell table:style-name="ce8" office:value-type="currency" office:value="343.99">
            <text:p>$343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15">
            <text:p>2/15/99</text:p>
          </table:table-cell>
          <table:table-cell table:style-name="Input" office:value-type="string">
            <text:p>5550402 02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Feb. 99</text:p>
          </table:table-cell>
          <table:table-cell table:style-name="ce8" office:value-type="currency" office:value="394.78">
            <text:p>$394.78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15">
            <text:p>3/15/99</text:p>
          </table:table-cell>
          <table:table-cell table:style-name="Input" office:value-type="string">
            <text:p>5550403 03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Mar. 99</text:p>
          </table:table-cell>
          <table:table-cell table:style-name="ce8" office:value-type="currency" office:value="346.7">
            <text:p>$346.7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15">
            <text:p>4/15/99</text:p>
          </table:table-cell>
          <table:table-cell table:style-name="Input" office:value-type="string">
            <text:p>5550404 04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Apr. 99</text:p>
          </table:table-cell>
          <table:table-cell table:style-name="ce8" office:value-type="currency" office:value="322.61">
            <text:p>$322.61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15">
            <text:p>5/15/99</text:p>
          </table:table-cell>
          <table:table-cell table:style-name="Input" office:value-type="string">
            <text:p>5550405 05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May 99</text:p>
          </table:table-cell>
          <table:table-cell table:style-name="ce8" office:value-type="currency" office:value="351.43">
            <text:p>$351.43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15">
            <text:p>6/15/99</text:p>
          </table:table-cell>
          <table:table-cell table:style-name="Input" office:value-type="string">
            <text:p>5550406 06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Jun. 99</text:p>
          </table:table-cell>
          <table:table-cell table:style-name="ce8" office:value-type="currency" office:value="427.09">
            <text:p>$427.0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15">
            <text:p>7/15/99</text:p>
          </table:table-cell>
          <table:table-cell table:style-name="Input" office:value-type="string">
            <text:p>5550407 07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Jul. 99</text:p>
          </table:table-cell>
          <table:table-cell table:style-name="ce8" office:value-type="currency" office:value="299.95">
            <text:p>$299.95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15">
            <text:p>8/15/99</text:p>
          </table:table-cell>
          <table:table-cell table:style-name="Input" office:value-type="string">
            <text:p>5550408 08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Aug. 99</text:p>
          </table:table-cell>
          <table:table-cell table:style-name="ce8" office:value-type="currency" office:value="347.97">
            <text:p>$347.97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15">
            <text:p>9/15/99</text:p>
          </table:table-cell>
          <table:table-cell table:style-name="Input" office:value-type="string">
            <text:p>5550409 09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Sep. 99</text:p>
          </table:table-cell>
          <table:table-cell table:style-name="ce8" office:value-type="currency" office:value="309.37">
            <text:p>$309.37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15">
            <text:p>10/15/99</text:p>
          </table:table-cell>
          <table:table-cell table:style-name="Input" office:value-type="string">
            <text:p>5550410 10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Oct. 99</text:p>
          </table:table-cell>
          <table:table-cell table:style-name="ce8" office:value-type="currency" office:value="324.6">
            <text:p>$324.6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15">
            <text:p>11/15/99</text:p>
          </table:table-cell>
          <table:table-cell table:style-name="Input" office:value-type="string">
            <text:p>5550411 11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Nov. 99</text:p>
          </table:table-cell>
          <table:table-cell table:style-name="ce8" office:value-type="currency" office:value="329.66">
            <text:p>$329.66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15">
            <text:p>12/15/99</text:p>
          </table:table-cell>
          <table:table-cell table:style-name="Input" office:value-type="string">
            <text:p>5550412 1299</text:p>
          </table:table-cell>
          <table:table-cell table:style-name="Input" office:value-type="string">
            <text:p>AB&amp;C</text:p>
          </table:table-cell>
          <table:table-cell table:style-name="Input" office:value-type="string">
            <text:p>Telephone Dec. 99</text:p>
          </table:table-cell>
          <table:table-cell table:style-name="ce8" office:value-type="currency" office:value="261.84">
            <text:p>$261.84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19])" office:value-type="currency" office:value="4059.99">
            <text:p>$4,059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77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Internet" table:style-name="ta2" table:protected="true" table:print-ranges="Internet.C3:Internet.I21">
        <table:table-column table:style-name="co1" table:number-columns-repeated="3" table:default-cell-style-name="Background"/>
        <table:table-column table:style-name="co36" table:default-cell-style-name="Background"/>
        <table:table-column table:style-name="co10" table:default-cell-style-name="Background"/>
        <table:table-column table:style-name="co34" table:default-cell-style-name="Background"/>
        <table:table-column table:style-name="co37" table:default-cell-style-name="Background"/>
        <table:table-column table:style-name="co30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Internet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01">
            <text:p>2/1/99</text:p>
          </table:table-cell>
          <table:table-cell table:style-name="Input" office:value-type="string">
            <text:p>Z00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January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01">
            <text:p>3/1/99</text:p>
          </table:table-cell>
          <table:table-cell table:style-name="Input" office:value-type="string">
            <text:p>Z01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February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01">
            <text:p>4/1/99</text:p>
          </table:table-cell>
          <table:table-cell table:style-name="Input" office:value-type="string">
            <text:p>Z02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March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02">
            <text:p>5/2/99</text:p>
          </table:table-cell>
          <table:table-cell table:style-name="Input" office:value-type="string">
            <text:p>Z03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April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01">
            <text:p>6/1/99</text:p>
          </table:table-cell>
          <table:table-cell table:style-name="Input" office:value-type="string">
            <text:p>Z04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May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01">
            <text:p>7/1/99</text:p>
          </table:table-cell>
          <table:table-cell table:style-name="Input" office:value-type="string">
            <text:p>Z05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June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01">
            <text:p>8/1/99</text:p>
          </table:table-cell>
          <table:table-cell table:style-name="Input" office:value-type="string">
            <text:p>Z06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July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01">
            <text:p>9/1/99</text:p>
          </table:table-cell>
          <table:table-cell table:style-name="Input" office:value-type="string">
            <text:p>Z07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August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01">
            <text:p>10/1/99</text:p>
          </table:table-cell>
          <table:table-cell table:style-name="Input" office:value-type="string">
            <text:p>Z08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September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01">
            <text:p>11/1/99</text:p>
          </table:table-cell>
          <table:table-cell table:style-name="Input" office:value-type="string">
            <text:p>Z09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October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01">
            <text:p>12/1/99</text:p>
          </table:table-cell>
          <table:table-cell table:style-name="Input" office:value-type="string">
            <text:p>Z10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November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02">
            <text:p>1/2/99</text:p>
          </table:table-cell>
          <table:table-cell table:style-name="Input" office:value-type="string">
            <text:p>Z1100123 99</text:p>
          </table:table-cell>
          <table:table-cell table:style-name="Input" office:value-type="string">
            <text:p>CompuLine</text:p>
          </table:table-cell>
          <table:table-cell table:style-name="Input" office:value-type="string">
            <text:p>Invoice for December 99</text:p>
          </table:table-cell>
          <table:table-cell table:style-name="ce8" office:value-type="currency" office:value="75">
            <text:p>$7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19])" office:value-type="currency" office:value="900">
            <text:p>$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77">
          <table:table-cell table:number-columns-repeated="243"/>
        </table:table-row>
        <table:table-row table:style-name="ro2">
          <table:table-cell table:number-columns-repeated="243"/>
        </table:table-row>
      </table:table>
      <table:table table:name="Receptionist" table:style-name="ta2" table:protected="true" table:print-ranges="Receptionist.C3:Receptionist.I21">
        <table:table-column table:style-name="co1" table:number-columns-repeated="3" table:default-cell-style-name="Background"/>
        <table:table-column table:style-name="co38" table:default-cell-style-name="Background"/>
        <table:table-column table:style-name="co10" table:default-cell-style-name="Background"/>
        <table:table-column table:style-name="co39" table:default-cell-style-name="Background"/>
        <table:table-column table:style-name="co40" table:default-cell-style-name="Background"/>
        <table:table-column table:style-name="co41" table:default-cell-style-name="Background"/>
        <table:table-column table:style-name="co1" table:number-columns-repeated="2" table:default-cell-style-name="Background"/>
        <table:table-column table:style-name="co8" table:number-columns-repeated="233" table:default-cell-style-name="Background"/>
        <table:table-row table:style-name="ro2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3">
          <table:table-cell/>
          <table:table-cell table:style-name="ce2"/>
          <table:table-cell table:style-name="Heading" office:value-type="string" table:number-columns-spanned="7" table:number-rows-spanned="1">
            <text:p>Receptionist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Invoic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olumn_20_Header" office:value-type="string">
            <text:p>Invoice Date</text:p>
          </table:table-cell>
          <table:table-cell table:style-name="Column_20_Header" office:value-type="string">
            <text:p>Inv.No.</text:p>
          </table:table-cell>
          <table:table-cell table:style-name="Column_20_Header" office:value-type="string">
            <text:p>Supplier</text:p>
          </table:table-cell>
          <table:table-cell table:style-name="Column_20_Header" office:value-type="string">
            <text:p>Invoice text</text:p>
          </table:table-cell>
          <table:table-cell table:style-name="Column_20_Header" office:value-type="string">
            <text:p>Amount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1-15">
            <text:p>1/15/99</text:p>
          </table:table-cell>
          <table:table-cell table:style-name="Input" office:value-type="string">
            <text:p>Z10023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January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2-15">
            <text:p>2/15/99</text:p>
          </table:table-cell>
          <table:table-cell table:style-name="Input" office:value-type="string">
            <text:p>Z10135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February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3-15">
            <text:p>3/15/99</text:p>
          </table:table-cell>
          <table:table-cell table:style-name="Input" office:value-type="string">
            <text:p>Z10246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March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4-15">
            <text:p>4/15/99</text:p>
          </table:table-cell>
          <table:table-cell table:style-name="Input" office:value-type="string">
            <text:p>Z10377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April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5-15">
            <text:p>5/15/99</text:p>
          </table:table-cell>
          <table:table-cell table:style-name="Input" office:value-type="string">
            <text:p>Z10500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May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6-15">
            <text:p>6/15/99</text:p>
          </table:table-cell>
          <table:table-cell table:style-name="Input" office:value-type="string">
            <text:p>Z10623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June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7-15">
            <text:p>7/15/99</text:p>
          </table:table-cell>
          <table:table-cell table:style-name="Input" office:value-type="string">
            <text:p>Z10756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July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8-15">
            <text:p>8/15/99</text:p>
          </table:table-cell>
          <table:table-cell table:style-name="Input" office:value-type="string">
            <text:p>Z10888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August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09-15">
            <text:p>9/15/99</text:p>
          </table:table-cell>
          <table:table-cell table:style-name="Input" office:value-type="string">
            <text:p>Z11034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September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0-15">
            <text:p>10/15/99</text:p>
          </table:table-cell>
          <table:table-cell table:style-name="Input" office:value-type="string">
            <text:p>Z12039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October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1-15">
            <text:p>11/15/99</text:p>
          </table:table-cell>
          <table:table-cell table:style-name="Input" office:value-type="string">
            <text:p>Z13116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November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L"/>
          <table:table-cell table:style-name="Input_20_Date" office:value-type="date" office:date-value="1999-12-15">
            <text:p>12/15/99</text:p>
          </table:table-cell>
          <table:table-cell table:style-name="Input" office:value-type="string">
            <text:p>Z14045 99</text:p>
          </table:table-cell>
          <table:table-cell table:style-name="Input" office:value-type="string">
            <text:p>Manpower</text:p>
          </table:table-cell>
          <table:table-cell table:style-name="Input" office:value-type="string">
            <text:p>Invoice for December 99</text:p>
          </table:table-cell>
          <table:table-cell table:style-name="ce8" office:value-type="currency" office:value="1700">
            <text:p>$1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7">
          <table:table-cell/>
          <table:table-cell table:style-name="ce2"/>
          <table:table-cell table:style-name="Card_20_L"/>
          <table:table-cell table:style-name="Card" office:value-type="string">
            <text:p>Total</text:p>
          </table:table-cell>
          <table:table-cell table:style-name="Card" table:number-columns-repeated="3"/>
          <table:table-cell table:style-name="Result2_20_in_20_Dollars_20_and_20_Cents" table:formula="oooc:=SUM([.H8:.H19])" office:value-type="currency" office:value="20400">
            <text:p>$20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2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 table:number-rows-repeated="31977">
          <table:table-cell table:number-columns-repeated="243"/>
        </table:table-row>
        <table:table-row table:style-name="ro2">
          <table:table-cell table:number-columns-repeated="243"/>
        </table:table-row>
      </table:table>
      <table:named-expressions>
        <table:named-range table:name="Stop" table:base-cell-address="$Overview.$E$19" table:cell-range-address="$Overview.$E$18"/>
        <table:named-range table:name="Start" table:base-cell-address="$Overview.$E$7" table:cell-range-address="$Overview.$E$7"/>
        <table:named-range table:name="RentalNr" table:base-cell-address="$Invoices.$E$10" table:cell-range-address="$Invoices.$E$10"/>
        <table:named-range table:name="Area" table:base-cell-address="$Invoices.$E$11" table:cell-range-address="$Invoices.$E$11"/>
        <table:named-range table:name="FirstDay" table:base-cell-address="$Invoices.$E$12" table:cell-range-address="$Invoices.$E$12"/>
        <table:named-range table:name="LastDay" table:base-cell-address="$Invoices.$G$12" table:cell-range-address="$Invoices.$G$12"/>
        <table:named-range table:name="Key1" table:base-cell-address="$Invoices.$G$13" table:cell-range-address="$Invoices.$G$13"/>
        <table:named-range table:name="Key2" table:base-cell-address="$Invoices.$H$13" table:cell-range-address="$Invoices.$H$13"/>
        <table:named-range table:name="Prepaid" table:base-cell-address="$Invoices.$H$32" table:cell-range-address="$Invoices.$H$30"/>
        <table:named-range table:name="Name" table:base-cell-address="$Invoices.$E$8" table:cell-range-address="$Invoices.$E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oso" svg:font-family="Arioso" style:font-adornments="Norm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12pt" fo:language="en" fo:country="US" style:font-size-asian="24pt" style:language-asian="hu" style:country-asian="HU" style:font-size-complex="24pt" style:language-complex="hu" style:country-complex="HU"/>
    </style:default-style>
    <number:number-style style:name="N5000" number:language="en" number:country="US">
      <number:number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number:currency-style style:name="N5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5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5023P0" style:volatile="true" number:language="en" number:country="US" number:automatic-order="true">
      <number:currency-symbol/>
      <number:number number:min-integer-digits="1" number:grouping="true"/>
    </number:currency-style>
    <number:currency-style style:name="N5023" number:language="en" number:country="US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5023P0"/>
    </number:currency-style>
    <number:date-style style:name="N5030" number:language="en" number:country="US" number:automatic-order="true" number:format-source="language">
      <number:month/>
      <number:text>/</number:text>
      <number:day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6" number:min-integer-digits="1" number:grouping="true"/>
    </number:number-style>
    <number:number-style style:name="N112">
      <number:text>(</number:text>
      <number:number number:decimal-places="0" number:min-integer-digits="1" number:grouping="true"/>
      <number:text> Tage)</number:text>
    </number:number-style>
    <number:currency-style style:name="N113">
      <number:number number:decimal-places="0" number:min-integer-digits="1"/>
      <number:text> </number:text>
      <number:currency-symbol>$</number:currency-symbol>
    </number:currency-style>
    <number:percentage-style style:name="N5108" number:language="en" number:country="US" number:title="Benutzerdefiniert">
      <number:number number:decimal-places="3" number:min-integer-digits="1"/>
      <number:text>%</number:text>
    </number:percentage-style>
    <number:number-style style:name="N5109" number:language="en" number:country="US">
      <number:text>( </number:text>
      <number:number number:decimal-places="0" number:min-integer-digits="1" number:grouping="true"/>
      <number:text> days)</number:text>
    </number:number-style>
    <number:number-style style:name="N5110" number:language="en" number:country="US" number:title="Benutzerdefiniert">
      <number:number number:decimal-places="0" number:min-integer-digits="1"/>
      <number:text> days</number:text>
    </number:number-style>
    <number:number-style style:name="N10109P0" style:volatile="true" number:language="de" number:country="DE">
      <number:number number:decimal-places="2" number:min-integer-digits="1" number:grouping="true"/>
      <number:text> EUR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10109P0"/>
    </number:number-style>
    <number:currency-style style:name="N10111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1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11P0"/>
    </number:currency-style>
    <number:currency-style style:name="N10113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10113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0113P0"/>
    </number:currency-style>
    <number:percentage-style style:name="N10114" number:language="de" number:country="DE" number:title="Benutzerdefiniert">
      <number:number number:decimal-places="5" number:min-integer-digits="1"/>
      <number:text>%</number:text>
    </number:percentage-style>
    <number:number-style style:name="N10115" number:language="de" number:country="DE" number:title="Benutzerdefiniert">
      <number:number number:decimal-places="0" number:min-integer-digits="1" number:grouping="true"/>
      <number:text> Tage</number:text>
    </number:number-style>
    <style:style style:name="Default" style:family="table-cell" style:data-style-name="N5000">
      <style:table-cell-properties style:text-align-source="value-type" style:repeat-content="false" style:vertical-align="middle"/>
      <style:text-properties fo:language="en" fo:country="US"/>
    </style:style>
    <style:style style:name="Result" style:family="table-cell" style:parent-style-name="Default" style:data-style-name="N5022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" style:family="table-cell" style:parent-style-name="Default" style:data-style-name="N5000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 style:data-style-name="N5000">
      <style:table-cell-properties fo:background-color="#e6e6ff"/>
      <style:text-properties fo:color="#000080" fo:font-size="10pt"/>
    </style:style>
    <style:style style:name="Background" style:family="table-cell" style:parent-style-name="Default" style:data-style-name="N5000">
      <style:table-cell-properties fo:background-color="#000080"/>
      <style:text-properties fo:color="#c0c0c0"/>
    </style:style>
    <style:style style:name="Card" style:family="table-cell" style:parent-style-name="Default" style:data-style-name="N5000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 style:data-style-name="N5000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 style:data-style-name="N5000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 style:data-style-name="N5000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 style:data-style-name="N5000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 style:data-style-name="N5000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 style:data-style-name="N5000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 style:data-style-name="N5000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 style:data-style-name="N5000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 style:data-style-name="N5000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Input_20_Date" style:display-name="Input Date" style:family="table-cell" style:parent-style-name="Input" style:data-style-name="N5030"/>
    <style:style style:name="Input_20_in_20_Dollars_20_and_20_Cents" style:display-name="Input in Dollars and Cents" style:family="table-cell" style:parent-style-name="Input" style:data-style-name="N5023"/>
    <style:style style:name="Result2_20_in_20_Dollars_20_and_20_Cents" style:display-name="Result2 in Dollars and Cents" style:family="table-cell" style:parent-style-name="Result2" style:data-style-name="N5023"/>
    <style:style style:name="Result_20_in_20_Dollars_20_and_20_Cents" style:display-name="Result in Dollars and Cents" style:family="table-cell" style:parent-style-name="Result" style:data-style-name="N5023"/>
    <style:style style:name="Result_20_in_20__25_" style:display-name="Result in %" style:family="table-cell" style:parent-style-name="Result" style:data-style-name="N5011"/>
    <style:style style:name="Card_20_Left_20_Alignment" style:display-name="Card Left Alignment" style:family="table-cell" style:parent-style-name="Card" style:data-style-name="N5000">
      <style:table-cell-properties style:text-align-source="fix" style:repeat-content="false"/>
      <style:paragraph-properties fo:text-align="start" fo:margin-left="0cm"/>
    </style:style>
    <style:style style:name="Input_20_Without_20_Currency_2c__20_Two_20_Decimal_20_Places" style:display-name="Input Without Currency, Two Decimal Places" style:family="table-cell" style:parent-style-name="Input_20_in_20_Dollars_20_and_20_Cents" style:data-style-name="N5000"/>
    <style:style style:name="Result2_20_Without_20_Currency_2c__20_Two_20_Decimal_20_Places" style:display-name="Result2 Without Currency, Two Decimal Places" style:family="table-cell" style:parent-style-name="Result2_20_in_20_Dollars_20_and_20_Cents" style:data-style-name="N5000"/>
    <style:style style:name="Input_20_Without_20_Currency" style:display-name="Input Without Currency" style:family="table-cell" style:parent-style-name="Input" style:data-style-name="N5000"/>
    <style:style style:name="Result_20_Without_20_Currency" style:display-name="Result Without Currency" style:family="table-cell" style:parent-style-name="Result" style:data-style-name="N5000"/>
    <style:style style:name="Result2_20_Without_20_Currency" style:display-name="Result2 Without Currency" style:family="table-cell" style:parent-style-name="Result2_20_in_20_Dollars_20_and_20_Cents" style:data-style-name="N5000"/>
    <style:style style:name="Result_20_Without_20_Currency_2c__20_Two_20_Decimal_20_Places" style:display-name="Result Without Currency, Two Decimal Places" style:family="table-cell" style:parent-style-name="Result" style:data-style-name="N5000"/>
    <style:style style:name="Result2_20_in_20__25_" style:display-name="Result2 in %" style:family="table-cell" style:parent-style-name="Result2_20_in_20_Dollars_20_and_20_Cents" style:data-style-name="N5011"/>
  </office:styles>
  <office:automatic-styles>
    <style:page-layout style:name="pm1">
      <style:page-layout-properties fo:page-width="21.59cm" fo:page-height="27.94cm" fo:margin-top="1.499cm" fo:margin-bottom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fo:page-width="27.94cm" fo:page-height="21.59cm" style:num-format="1" style:print-orientation="landscape" fo:margin-left="1.499cm" fo:margin-right="1.499cm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none" fo:padding="0c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42:17</text:time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Office Sharing Association</dc:title>
    <dc:description>This example shows a management spreadsheet for handling shared office space. It is possible, for example, to print out single invoices.</dc:description>
    <meta:initial-creator>Peter Thielmann</meta:initial-creator>
    <meta:creation-date>1999-09-15T11:50:58</meta:creation-date>
    <dc:creator>Tom Verbeek</dc:creator>
    <dc:date>2000-04-27T11:50:17</dc:date>
    <meta:printed-by>Peter Thielmann</meta:printed-by>
    <meta:print-date>1999-09-16T16:25:34</meta:print-date>
    <dc:language>en-US</dc:language>
    <meta:editing-cycles>39</meta:editing-cycles>
    <meta:editing-duration>PT14H28M57S</meta:editing-duration>
    <meta:user-defined meta:name="Info 0"/>
    <meta:user-defined meta:name="Info 1"/>
    <meta:user-defined meta:name="Info 2"/>
    <meta:user-defined meta:name="Info 3"/>
    <meta:document-statistic meta:table-count="11" meta:cell-count="993" meta:object-count="3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>Option Explicit



Sub PrintOverview
	ActiveDocument.Print (1, 3)
	ActiveWindow.GoToStart (FALSE)
End Sub



Sub PrintSingles
	Dim StartRow%, StopRow%, NameColumn%, TableName$, Index%
	Dim CellContent$

	' Initialise data source
	ActiveWindow.GoToCell ("Stop")
	NameColumn% = Selection.Column ()
	StopRow% = Selection.Row () - 1
	TableName$ = ActiveTable.Name
	ActiveWindow.GoToCell ("Start")
	StartRow% = Selection.Row () + 1

	' Initialise data target
	For Index% = StartRow% To StopRow%
		' Copy name
		CellContent$ = Tables (TableName$).Cells (NameColumn%, Index%).TextValue
		ActiveWindow.GoToCell ("Name")
		Selection.Insert (CellContent$)
		' Copy rental number
		CellContent$ = Tables (TableName$).Cells (NameColumn%+1, Index%).TextValue
		ActiveWindow.GoToCell ("RentalNr")
		Selection.Insert (CellContent$)
		' Copy area
		CellContent$ = Tables (TableName$).Cells (NameColumn%+2, Index%).TextValue
		ActiveWindow.GoToCell ("Area")
		Selection.Insert (CellContent$)
		' Copy first day
		CellContent$ = Tables (TableName$).Cells (NameColumn%+3, Index%).TextValue
		ActiveWindow.GoToCell ("FirstDay")
		Selection.Insert (CellContent$)
		' Copy last day
		CellContent$ = Tables (TableName$).Cells (NameColumn%+4, Index%).TextValue
		ActiveWindow.GoToCell ("LastDay")
		Selection.Insert (CellContent$)
		' Copy key 1
		CellContent$ = Tables (TableName$).Cells (NameColumn%+7, Index%).TextValue
		ActiveWindow.GoToCell ("Key1")
		Selection.Insert (CellContent$)
		' Copy key 2
		CellContent$ = Tables (TableName$).Cells (NameColumn%+8, Index%).TextValue
		ActiveWindow.GoToCell ("Key2")
		Selection.Insert (CellContent$)
		' Copy prepayments
		CellContent$ = Tables (TableName$).Cells (NameColumn%+19, Index%).TextValue
		ActiveWindow.GoToCell ("Prepaid")
		Selection.Insert (CellContent$)
		' Print
		ActiveDocument.Printout (4, 4)
		Do Until ActiveDocument.IsPrinting 
			Wait 300 
		Loop
		Wait 2000
	Next
	ActiveWindow.GoToStart (FALS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